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de8e"/>
    </style:style>
    <style:style style:name="P2" style:family="paragraph" style:parent-style-name="Standard">
      <style:text-properties officeooo:rsid="0018de8e" officeooo:paragraph-rsid="0018de8e"/>
    </style:style>
    <style:style style:name="P3" style:family="paragraph" style:parent-style-name="Standard">
      <style:text-properties officeooo:rsid="0018de8e" officeooo:paragraph-rsid="00308aa0"/>
    </style:style>
    <style:style style:name="P4" style:family="paragraph" style:parent-style-name="Standard">
      <style:text-properties officeooo:rsid="0018de8e" officeooo:paragraph-rsid="0030cfd3"/>
    </style:style>
    <style:style style:name="P5" style:family="paragraph" style:parent-style-name="Standard">
      <style:text-properties officeooo:rsid="0018de8e" officeooo:paragraph-rsid="0031ed87"/>
    </style:style>
    <style:style style:name="P6" style:family="paragraph" style:parent-style-name="Standard">
      <style:text-properties officeooo:rsid="0018de8e" officeooo:paragraph-rsid="0038672f"/>
    </style:style>
    <style:style style:name="P7" style:family="paragraph" style:parent-style-name="Standard">
      <style:text-properties officeooo:paragraph-rsid="0029cab1"/>
    </style:style>
    <style:style style:name="P8" style:family="paragraph" style:parent-style-name="Standard">
      <style:text-properties officeooo:rsid="0018de8e" officeooo:paragraph-rsid="0030cfd3" fo:background-color="#ffff00"/>
    </style:style>
    <style:style style:name="P9" style:family="paragraph" style:parent-style-name="Standard">
      <style:text-properties officeooo:rsid="0018de8e" officeooo:paragraph-rsid="0031ed87" fo:background-color="#ffff00"/>
    </style:style>
    <style:style style:name="P10" style:family="paragraph" style:parent-style-name="Standard">
      <style:text-properties officeooo:rsid="0018de8e" officeooo:paragraph-rsid="0018de8e" fo:background-color="#ffff00"/>
    </style:style>
    <style:style style:name="P11" style:family="paragraph" style:parent-style-name="Standard">
      <style:text-properties officeooo:rsid="0030cfd3" officeooo:paragraph-rsid="0030cfd3" fo:background-color="#ffff00"/>
    </style:style>
    <style:style style:name="P12" style:family="paragraph" style:parent-style-name="Standard">
      <style:text-properties officeooo:rsid="0032bce3" officeooo:paragraph-rsid="0032bce3" fo:background-color="transparent"/>
    </style:style>
    <style:style style:name="P13" style:family="paragraph" style:parent-style-name="Standard">
      <style:text-properties officeooo:paragraph-rsid="00354d07"/>
    </style:style>
    <style:style style:name="P14" style:family="paragraph" style:parent-style-name="Standard">
      <style:paragraph-properties fo:break-before="page"/>
      <style:text-properties officeooo:rsid="0018de8e" officeooo:paragraph-rsid="0018de8e"/>
    </style:style>
    <style:style style:name="P15" style:family="paragraph" style:parent-style-name="Text_20_body">
      <style:paragraph-properties fo:text-align="center" style:justify-single-word="false"/>
      <style:text-properties fo:font-size="16pt" officeooo:rsid="001f435d" officeooo:paragraph-rsid="001f435d" style:font-size-asian="16pt" style:font-size-complex="16pt"/>
    </style:style>
    <style:style style:name="P16" style:family="paragraph" style:parent-style-name="Text_20_body">
      <style:paragraph-properties fo:text-align="center" style:justify-single-word="false"/>
      <style:text-properties fo:font-size="24pt" officeooo:rsid="001f435d" officeooo:paragraph-rsid="001f435d" style:font-size-asian="24pt" style:font-size-complex="24pt"/>
    </style:style>
    <style:style style:name="P17" style:family="paragraph" style:parent-style-name="Quotations">
      <style:paragraph-properties fo:margin-top="0cm" fo:margin-bottom="0cm" loext:contextual-spacing="false"/>
    </style:style>
    <style:style style:name="P18" style:family="paragraph" style:parent-style-name="Footnote">
      <style:text-properties officeooo:rsid="0031ed87" officeooo:paragraph-rsid="0031ed87"/>
    </style:style>
    <style:style style:name="P19" style:family="paragraph" style:parent-style-name="Standard" style:list-style-name="L1">
      <style:text-properties officeooo:rsid="0018de8e" officeooo:paragraph-rsid="0018de8e"/>
    </style:style>
    <style:style style:name="P20" style:family="paragraph" style:parent-style-name="Standard" style:list-style-name="L2">
      <style:text-properties officeooo:rsid="0018de8e" officeooo:paragraph-rsid="0018de8e"/>
    </style:style>
    <style:style style:name="P21" style:family="paragraph" style:parent-style-name="Standard" style:list-style-name="L3">
      <style:text-properties officeooo:rsid="0018de8e" officeooo:paragraph-rsid="0018de8e"/>
    </style:style>
    <style:style style:name="P22" style:family="paragraph" style:parent-style-name="Standard" style:list-style-name="L4">
      <style:text-properties officeooo:rsid="0018de8e" officeooo:paragraph-rsid="0018de8e"/>
    </style:style>
    <style:style style:name="P23" style:family="paragraph" style:parent-style-name="Heading_20_1">
      <style:text-properties officeooo:paragraph-rsid="0018de8e"/>
    </style:style>
    <style:style style:name="T1" style:family="text">
      <style:text-properties officeooo:rsid="0018de8e"/>
    </style:style>
    <style:style style:name="T2" style:family="text">
      <style:text-properties officeooo:rsid="001901b6"/>
    </style:style>
    <style:style style:name="T3" style:family="text">
      <style:text-properties officeooo:rsid="001aca60"/>
    </style:style>
    <style:style style:name="T4" style:family="text">
      <style:text-properties officeooo:rsid="001c6940"/>
    </style:style>
    <style:style style:name="T5" style:family="text">
      <style:text-properties officeooo:rsid="001daa6b"/>
    </style:style>
    <style:style style:name="T6" style:family="text">
      <style:text-properties officeooo:rsid="00208b5f"/>
    </style:style>
    <style:style style:name="T7" style:family="text">
      <style:text-properties officeooo:rsid="00225ac8"/>
    </style:style>
    <style:style style:name="T8" style:family="text">
      <style:text-properties officeooo:rsid="00234709"/>
    </style:style>
    <style:style style:name="T9" style:family="text">
      <style:text-properties officeooo:rsid="00252d44"/>
    </style:style>
    <style:style style:name="T10" style:family="text">
      <style:text-properties officeooo:rsid="0026ef91"/>
    </style:style>
    <style:style style:name="T11" style:family="text">
      <style:text-properties officeooo:rsid="0028758b"/>
    </style:style>
    <style:style style:name="T12" style:family="text">
      <style:text-properties officeooo:rsid="00291d26"/>
    </style:style>
    <style:style style:name="T13" style:family="text">
      <style:text-properties officeooo:rsid="0029cab1"/>
    </style:style>
    <style:style style:name="T14" style:family="text">
      <style:text-properties fo:font-style="italic" style:font-style-asian="italic" style:font-style-complex="italic"/>
    </style:style>
    <style:style style:name="T15" style:family="text">
      <style:text-properties fo:font-style="italic" officeooo:rsid="0029cab1" style:font-style-asian="italic" style:font-style-complex="italic"/>
    </style:style>
    <style:style style:name="T16" style:family="text">
      <style:text-properties fo:font-style="italic" officeooo:rsid="0018de8e" style:font-style-asian="italic" style:font-style-complex="italic"/>
    </style:style>
    <style:style style:name="T17" style:family="text">
      <style:text-properties fo:font-style="italic" officeooo:rsid="002c2aef" style:font-style-asian="italic" style:font-style-complex="italic"/>
    </style:style>
    <style:style style:name="T18" style:family="text">
      <style:text-properties fo:font-style="italic" officeooo:rsid="002e46b4" style:font-style-asian="italic" style:font-style-complex="italic"/>
    </style:style>
    <style:style style:name="T19" style:family="text">
      <style:text-properties fo:font-style="italic" officeooo:rsid="00304291" style:font-style-asian="italic" style:font-style-complex="italic"/>
    </style:style>
    <style:style style:name="T20" style:family="text">
      <style:text-properties fo:font-style="italic" officeooo:rsid="0031ed87" style:font-style-asian="italic" style:font-style-complex="italic"/>
    </style:style>
    <style:style style:name="T21" style:family="text">
      <style:text-properties fo:font-style="italic" officeooo:rsid="0032bce3" style:font-style-asian="italic" style:font-style-complex="italic"/>
    </style:style>
    <style:style style:name="T22" style:family="text">
      <style:text-properties fo:font-style="italic" officeooo:rsid="0034969e" style:font-style-asian="italic" style:font-style-complex="italic"/>
    </style:style>
    <style:style style:name="T23" style:family="text">
      <style:text-properties fo:font-style="italic" officeooo:rsid="00354d07" style:font-style-asian="italic" style:font-style-complex="italic"/>
    </style:style>
    <style:style style:name="T24" style:family="text">
      <style:text-properties fo:font-style="italic" officeooo:rsid="003858f8"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029cab1" style:font-style-asian="normal" style:font-style-complex="normal"/>
    </style:style>
    <style:style style:name="T27" style:family="text">
      <style:text-properties fo:font-style="normal" officeooo:rsid="002c2aef" style:font-style-asian="normal" style:font-style-complex="normal"/>
    </style:style>
    <style:style style:name="T28" style:family="text">
      <style:text-properties fo:font-style="normal" officeooo:rsid="002e46b4" style:font-style-asian="normal" style:font-style-complex="normal"/>
    </style:style>
    <style:style style:name="T29" style:family="text">
      <style:text-properties officeooo:rsid="002cc3b9"/>
    </style:style>
    <style:style style:name="T30" style:family="text">
      <style:text-properties officeooo:rsid="002e46b4"/>
    </style:style>
    <style:style style:name="T31" style:family="text">
      <style:text-properties style:text-underline-style="solid" style:text-underline-type="double" style:text-underline-width="auto" style:text-underline-color="font-color" officeooo:rsid="002e46b4"/>
    </style:style>
    <style:style style:name="T32" style:family="text">
      <style:text-properties officeooo:rsid="00304291"/>
    </style:style>
    <style:style style:name="T33" style:family="text">
      <style:text-properties officeooo:rsid="0031ed87"/>
    </style:style>
    <style:style style:name="T34" style:family="text">
      <style:text-properties officeooo:rsid="0032bce3"/>
    </style:style>
    <style:style style:name="T35" style:family="text">
      <style:text-properties officeooo:rsid="0034969e"/>
    </style:style>
    <style:style style:name="T36" style:family="text">
      <style:text-properties officeooo:rsid="00354d07"/>
    </style:style>
    <style:style style:name="T37" style:family="text">
      <style:text-properties officeooo:rsid="003858f8"/>
    </style:style>
    <style:style style:name="T38" style:family="text">
      <style:text-properties officeooo:rsid="0038672f"/>
    </style:style>
    <style:style style:name="T39" style:family="text">
      <style:text-properties officeooo:rsid="0038830b"/>
    </style:style>
    <style:style style:name="T40" style:family="text">
      <style:text-properties officeooo:rsid="00391be8"/>
    </style:style>
    <style:style style:name="T41" style:family="text">
      <style:text-properties officeooo:rsid="003b19c2"/>
    </style:style>
    <style:style style:name="T42" style:family="text">
      <style:text-properties officeooo:rsid="003b7f80"/>
    </style:style>
    <style:style style:name="T43" style:family="text">
      <style:text-properties officeooo:rsid="003b8643"/>
    </style:style>
    <style:style style:name="T44" style:family="text">
      <style:text-properties officeooo:rsid="003d6425"/>
    </style:style>
    <style:style style:name="T45" style:family="text">
      <style:text-properties officeooo:rsid="003f501e"/>
    </style:style>
    <style:style style:name="T46" style:family="text">
      <style:text-properties officeooo:rsid="003f94b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Gorinkujimyô Hishaku</text:p>
      <text:p text:style-name="P16">Kakuban</text:p>
      <text:p text:style-name="P15">Traduit de l'anglais et du sino-japonais par Maxime Mouysset</text:p>
      <text:p text:style-name="P2"/>
      <text:h text:style-name="P23" text:outline-level="1">Introduction</text:h>
      <text:p text:style-name="P1">*T2514_.79.0011a17/1-2*</text:p>
      <text:p text:style-name="P2"/>
      <text:p text:style-name="P2">A mon humble avis, le Mandala des 5 Roues et celui du Mantra d'Amida Nyôrai à 9 syllabes sont respectivement l'<text:span text:style-name="T6">E</text:span>xpérience intérieure <text:span text:style-name="T6">d'Eveil(naishô)</text:span> du Grand Souverain Dainichi Nyôrai et la plus profonde intention de l'Honoré des Mondes Amida. Ils sont l'Accés à l'atteinte de l'Eveil sans supérieur en cette vie et l'unique vrai moyen de l'obtention de la renaissance<text:span text:style-name="T6">(junshi ôjô)</text:span> dans la Terre-pure.</text:p>
      <text:p text:style-name="P2"/>
      <text:p text:style-name="P2">Pourquoi? Ce qui entraperçoivent ce mandala ou entendent parler de ce mantra assistent à l'Enseignement du Bouddha<text:span text:style-name="T6">(kenbutsu monpô)</text:span> dans cette vie<text:span text:style-name="T7">(oshishô)</text:span>. Et ceux qui ne serait-ce qu'un instant méditen<text:span text:style-name="T7">(ikan)</text:span>t là-dessus seront ultimement coupés de la souffrance et obtiendrons l'Extase dans cette existence même<text:span text:style-name="T7">(riku dokuraku)</text:span>. Ne nous attardons pas alors sur ceux qui possèdent les pures racines de la Foi qui pratiquent avec ardeur. Eux, atteindrons le Stage de l'Illumination<text:span text:style-name="T7">(kakui)</text:span> de Dainichi Nyôrai aussi simplement que de tourner la paume de la main et peuvent prétendre à la renaissance dans la Terre-pure d'Amida en appelant son nom<text:span text:style-name="T7">(shômyô)</text:span>. Si tels sont les mérites de la récitation de son nom, il n'est pas possible que les mérites de la méditation sur la vacuité soient inexistants.</text:p>
      <text:p text:style-name="P2"/>
      <text:p text:style-name="P2">Dans l'Enseignement explicite<text:span text:style-name="T8">(kengyô)</text:span>, Amida Nyôrai existe distinctement de Shaka Nyôrai, mais dans la corbeille mystérique<text:span text:style-name="T8">(mitsuzô)</text:span>, Dainichi est identique au Bouddha qui prêche<text:span text:style-name="T8">(kyôshu)</text:span> dans le Gokurakau: Amida.</text:p>
      <text:p text:style-name="P2">Souvenez vous alors, les Terre-pures des dix directions ne sont que qu'un seul même Monde de Bouddha<text:span text:style-name="T8">(kedô)</text:span>. Les divers Ainsi-allés sont tous Dainichi: "Dainichi" et "Amida" sont simplement des noms différents pour un même corps, et "Gokuraku" et "Mitsugon" des dénomination différentes pour un seul et même endroit.</text:p>
      <text:p text:style-name="P2"/>
      <text:p text:style-name="P2">C'est par la sagesse lui venant de sa Sapience de Discernement (myôkanza chi) , la puissance supranaturelle<text:span text:style-name="T8">(jinriki)</text:span> de son Adjuvance<text:span text:style-name="T8">(kaji)</text:span> que les caractéristiques de Amida apparaissent sur le corps de Dainichi. Tout ce qui en ont l'intuition savent que tous les Bouddhas, tous les Boddhisattva quelle que soit l'avancée de leur carrière, les Dragons-célestes<text:span text:style-name="T8">(ten ryu)</text:span>, les Gaki et les huit catégories d'êtres surnaturels, il n'y en a aucun qui ne soit pas le corps même de Dainichi Nyôrai.</text:p>
      <text:p text:style-name="P2"/>
      <text:p text:style-name="P2">L'Enseignement sur les 5 Roues révèle le Bouddha-en-Corps-de-Nature-Propre (Jisshô Hosshin) <text:s/>et le l'Enseignement d'Amida symbolise le Juyûshin. Si ces deux Bouddhas, Dainichi et Amida, sont les mêmes,comment alors distinguer entre deux Sages accomplis<text:span text:style-name="T8">(kensei)</text:span>?</text:p>
      <text:p text:style-name="P2">Les Terre-pures de Gokuraku et Tosotsu sont les demeures du même Bouddha, le Mitsugon jôdo est lui aussi un pétale d<text:span text:style-name="T8">u Cosmos-m</text:span>atrice-<text:span text:style-name="T8">l</text:span>otus<text:span text:style-name="T8">(rengezô sekai)</text:span> qui est <text:s/>l'Esprit Indivis(de Dainichi) .</text:p>
      <text:p text:style-name="P2">On peut déplorer les arguties des Maîtres antiques quand à la difficulté ou la facilité avec laquelle on peut renaître dans le Paradis de L'Occident, mais qu'il est plaisant que moi, un moine ignorant, j'ai pu y renaître! Alors j'ai composé ce traité très-mystérieux qui pourrait tenir en une seule phrase: Les difficultés pour naître dans la Terre-pure ne sont causées que par la présence de l'Appropriation<text:span text:style-name="T8">(ushû)</text:span>. </text:p>
      <text:p text:style-name="P2"/>
      <text:p text:style-name="P2"/>
      <text:p text:style-name="P14">Ces mantras seront expliqués en 10 parties:</text:p>
      <text:list xml:id="list158784934099333863" text:style-name="L1">
        <text:list-item>
          <text:p text:style-name="P19">Déterminer quel<text:span text:style-name="T8">le</text:span> est la doctrine qui enseigne que les Voies provisoires et absolues mènent au même but; </text:p>
        </text:list-item>
        <text:list-item>
          <text:p text:style-name="P19"><text:s/>Entrer correctement dans le Shingon profond; </text:p>
        </text:list-item>
        <text:list-item>
          <text:p text:style-name="P19"><text:s/>L'obtention de mérites incomparables;</text:p>
        </text:list-item>
        <text:list-item>
          <text:p text:style-name="P19"><text:s/>La porte des pratiques mystérieuses que l'on accompli par soi-même;</text:p>
        </text:list-item>
        <text:list-item>
          <text:p text:style-name="P19"><text:s/>Une seule pratique en accompli plusieurs;</text:p>
        </text:list-item>
        <text:list-item>
          <text:p text:style-name="P19"><text:s/>L'Enseignement sur l'obtention de la plus haute des neuf naissances dans la Terre-pure;</text:p>
        </text:list-item>
        <text:list-item>
          <text:p text:style-name="P19"><text:s/>Ôter les obstacles démoniaques à la compréhension éveillée;</text:p>
        </text:list-item>
        <text:list-item>
          <text:p text:style-name="P19"><text:s/>Divers Enseignements sur l'atteinte de la bouddhéité dés ce corps;</text:p>
        </text:list-item>
        <text:list-item>
          <text:p text:style-name="P19"><text:s/>L'Enseignement sur les capacités de ceux à qui l'on doit enseigner;</text:p>
        </text:list-item>
        <text:list-item>
          <text:p text:style-name="P19"><text:s/>Levée des doutes par des questions et des réponses.</text:p>
        </text:list-item>
      </text:list>
      <text:h text:style-name="Heading_20_1" text:outline-level="1">Déterminer quel<text:span text:style-name="T8">le</text:span> est la doctrine qui enseigne que les Voies provisoires et absolues mènent au même but.</text:h>
      <text:p text:style-name="P2">*T2514_.79.0011b13 / 3-6*</text:p>
      <text:p text:style-name="P2"/>
      <text:p text:style-name="P2">Celui qui désire entrer dans ce Grand Véhicule, suprême, très secret et unificateur, doit pour ce faire développer le Coeur de Prajna<text:span text:style-name="T9">(shinyashin)</text:span> et pratiquer le <text:span text:style-name="T9">Triple Mystère</text:span>.</text:p>
      <text:p text:style-name="P2"/>
      <text:p text:style-name="P2">Si un homme ou une femme de bonne famille franchit le seuil de cet enseignement ne serait-ce qu'un moment, les généraux des 84000 soldats de la souillure mèneront leurs troupes à la soumission, les 160 brigands de l'illusion s'enfuiront avec leurs complices, les quadruples ou octuples transgressions seront emportées par le vent et les mers agitées des 3 ou 5 obstacles<text:span text:style-name="T9">(sanshô goshô)</text:span> seront asséchées.</text:p>
      <text:p text:style-name="P2">Grâce à ces pratiques, les entraves karmiques<text:span text:style-name="T9">(gôaku)</text:span> qui entraînent dans l'<text:span text:style-name="T9">O</text:span>céan-des-naissances-et-des-morts<text:span text:style-name="T10">(ruten shôji)</text:span> sont <text:span text:style-name="T9">rompues</text:span> en un instant et les entraves produites par cet océan de souffrances ininterrompues<text:span text:style-name="T9">(kukai)</text:span> sont détruites en un instant. Ensuite les vents illusoires des cinq modes d'existence composite<text:span text:style-name="T9">(goshu ui)</text:span> cessent d'eux mêmes, sans que le pratiquant ne les méprise. Les <text:span text:style-name="T9">T</text:span>rois-classes<text:span text:style-name="T9">(sanbu)</text:span> sont trouvées sans les chercher. Tout cela n'est il pas merveilleux?</text:p>
      <text:p text:style-name="P2"/>
      <text:p text:style-name="P2">Question : Quels sont les sutras et sastra appuient cette manière de penser <text:span text:style-name="T9">très profonde(shingi)</text:span>? <text:s/></text:p>
      <text:p text:style-name="P2">Réponse en vers: <text:s/></text:p>
      <text:p text:style-name="P17">« La distinction dans la Voie bouddhique entre le Vrai et le conditionné<text:span text:style-name="T10">(gonjitsu)</text:span>; <text:s/></text:p>
      <text:p text:style-name="P17">L'abandon de l'inférieur pour le supérieur caractérisent la Vérité absolue<text:span text:style-name="T10">(shôge)</text:span>. <text:s/></text:p>
      <text:p text:style-name="P17">La distinction du profond et du bas-fond dans l'océan des phénomènes individués; <text:s/></text:p>
      <text:p text:style-name="P17">La non-naissance d'appropriations illusionnées sont appelés Hannya. <text:s/></text:p>
      <text:p text:style-name="P17">Le Corps de Loi en félicité qu'est Dainchi Nyôrai, les Bouddha altruistes; <text:s/></text:p>
      <text:p text:style-name="P17">Kongosatta le vénéré aux merveilleuses vertus, les Bouddha d'<text:span text:style-name="T10">A</text:span>lors, Ryûmyo Bosatsu; <text:s/></text:p>
      <text:p text:style-name="P17">Toutes ces incarnations du Bouddhas ont expliqués dans leurs écrits comment s'opère <text:span text:style-name="T1">c</text:span>ette distinction. <text:s/></text:p>
      <text:p text:style-name="P17">En effet ce sont les Écritures exposées par les Bouddhas et leurs Traces qui expliquent le principe de discrimination. <text:s/></text:p>
      <text:p text:style-name="Quotations">Qui veut atteindre rapidement la Bouddhéité doit pratiquer cette attitude mentale.» <text:s/></text:p>
      <text:p text:style-name="P2"/>
      <text:p text:style-name="P2">Question: Combien y a t’il de voies bouddhistes? Combien sont provisoires et combien sont absolues? Lesquelles sont étroites et lesquelles sont profondes? <text:s/></text:p>
      <text:p text:style-name="P2">Réponse en vers: <text:s text:c="2"/></text:p>
      <text:p text:style-name="P17">« L'homme au désirs de bouc<text:span text:style-name="T10">(ishô eiyôshin)</text:span> ressent la honte quand il prend conscience du mal qu'il commet, c'est le point de départ. <text:s/></text:p>
      <text:p text:style-name="P17">L’enfant ignorant qui comprend les règles de l'abstinence <text:span text:style-name="T10">de nouriture(jisai)</text:span> commence <text:s/>à cultiver les vertus. <text:s/></text:p>
      <text:p text:style-name="P17">Le nourrisson sans craintes est le stage des êtres divins<text:span text:style-name="T10">(tenjô)</text:span>; <text:s text:c="3"/></text:p>
      <text:p text:style-name="P17">Seulement les <text:span text:style-name="T10">Cinq Skadha(g</text:span>oon<text:span text:style-name="T10">)</text:span> et pas de Soi<text:span text:style-name="T10">(muga)</text:span>, c’est le véhicule des auditeurs<text:span text:style-name="T10">(shômon)</text:span>; <text:s/></text:p>
      <text:p text:style-name="P17">Le <text:span text:style-name="T11">stade de l'arrachage</text:span> <text:span text:style-name="T11">d</text:span>es graines du karma<text:span text:style-name="T10">(gôin) se trouve à Kakujô</text:span>; <text:s/></text:p>
      <text:p text:style-name="P17">Le <text:span text:style-name="T11">stade du </text:span>Mahayana consacré aux autres est la maison du Yuishiki; <text:s/></text:p>
      <text:p text:style-name="P17">Le stade de la non-production de l'esprit<text:span text:style-name="T11">(fushô)</text:span> est <text:span text:style-name="T11">celui du </text:span>Sanron Shû; <text:s/></text:p>
      <text:p text:style-name="P17"><text:span text:style-name="T11">Le stade où l'Esprit est en harmonie avec l'homogénéité(mujishô) du Véhicule Unique </text:span><text:soft-page-break/><text:span text:style-name="T11">est l</text:span>e palais du Lotus. </text:p>
      <text:p text:style-name="P17">L’absence absolue de nature-propre est l’enseignement du Kegon; <text:s/></text:p>
      <text:p text:style-name="P17">L’Enseignement du Shingon est <text:span text:style-name="T11">O</text:span>rné <text:span text:style-name="T11">par les </text:span><text:s/>Mystères. <text:s/></text:p>
      <text:p text:style-name="P17">Les neufs stages initiaux sont appelés étroits<text:span text:style-name="T11">(sen)</text:span> et provisoires<text:span text:style-name="T11">(gon)</text:span>; <text:s/></text:p>
      <text:p text:style-name="P17">L’ultime, l’Esprit-uni est appelé profond et absolu; <text:s/></text:p>
      <text:p text:style-name="P17">Bien que chacun soit appelé une merveilleuse réalisation, il n’est pas le Bouddha véritable. <text:s/></text:p>
      <text:p text:style-name="P17">Comment un mirroir <text:span text:style-name="T11">rond(enkyô)</text:span> au millieu de l'eau<text:span text:style-name="T11">(suichû)</text:span> peut il être la Vérité? <text:s/></text:p>
      <text:p text:style-name="P17">Au surplus, bien qu’appelés des enseignements-<text:span text:style-name="T11">parfaits(enkyô)</text:span>, ils ne sont que des véhicules imparfaits. <text:s/></text:p>
      <text:p text:style-name="P17">Il n’y a pas de vérité dans les bulles<text:span text:style-name="T11">(hô)</text:span> de la surface du lac. <text:s/></text:p>
      <text:p text:style-name="P17">Les chemins graduels menant du bas-fond au profond sont les étapes successives de l’abandon de l’inférieur pour la saisie du supérieur. » <text:s/></text:p>
      <text:p text:style-name="P2"/>
      <text:p text:style-name="P2">Question : Quelle est la différence entre le « Bouddha des neufs types d’enseignement »<text:span text:style-name="T12">(Kushu kyodobu)</text:span> et la « <text:span text:style-name="T12">Voie bouddhique <text:s/>unique de la réalisation suprême du Shingon »(ishu shingon shô dôson)</text:span>. <text:s/></text:p>
      <text:p text:style-name="P2">Réponse en vers: <text:s text:c="2"/></text:p>
      <text:p text:style-name="Quotations">« Le Bouddha exotérique est à la fois ignorant<text:span text:style-name="T39">(mumyô)</text:span> et non-illuminé<text:span text:style-name="T39">(himyô)</text:span>. <text:s/></text:p>
      <text:p text:style-name="Quotations">Le Bouddha de l’ésotérisme épuise l’illusion<text:span text:style-name="T40">(meimo)</text:span> et ne laisse aucun résidu<text:span text:style-name="T40">(muyo)</text:span>. <text:s/></text:p>
      <text:p text:style-name="Quotations">L<text:span text:style-name="T41">'Enseignement explicite(kengyô)</text:span> est une explication<text:span text:style-name="T45">(setsu)</text:span> faite par les deux corps <text:span text:style-name="T41">métamorphiques</text:span>. <text:s/></text:p>
      <text:p text:style-name="Quotations">Le Mikkyo est l<text:span text:style-name="T44">'Unique Enseignement, celui du Hôshin.</text:span> <text:s/></text:p>
      <text:p text:style-name="Quotations">L<text:span text:style-name="T45">e Kengyô est adapté</text:span> au<text:span text:style-name="T45">x facultés mentales d'autrui(suizuita)</text:span>. <text:s/></text:p>
      <text:p text:style-name="Quotations">L<text:span text:style-name="T43">e Mikkyô</text:span> est conçu comme l’enseignement en accord avec les pensées de Dainichi Nyôrai. <text:s/></text:p>
      <text:p text:style-name="Quotations">L’Exotérique est l’enseignement provisoire et approprié à une situation donnée. <text:s/></text:p>
      <text:p text:style-name="Quotations">L’Esotérique est l’enseignement absolu, fondamental et final. <text:s/></text:p>
      <text:p text:style-name="Quotations">L’Exotérique passe trois kalpa(sankô) à atteindre la bouddhéité. <text:s/></text:p>
      <text:p text:style-name="Quotations">L’Esotérique consomme la Voie Bouddhique en une vie(isshô). <text:s/></text:p>
      <text:p text:style-name="Quotations">L’Exotérisme explique le nom d’un ou deux Dharmakaya. <text:s/></text:p>
      <text:p text:style-name="Quotations">L’Ésotérisme, en a quatre voire cinq voire une infinité. <text:s/></text:p>
      <text:p text:style-name="Quotations">L’Exotérisme contient un peu de théorie ésotérique, le Mikkyo contient la théorie et la pratique. <text:s/></text:p>
      <text:p text:style-name="Quotations">L’Exotérisme semble enseigner la suppression des passions, l'Ésotérisme enseigne la suppression des passions et la manifestation de qualités positives. <text:s/></text:p>
      <text:p text:style-name="Quotations">Le Bouddhisme exotérique enseigne les choses bienfaisantes, l'Ésotérisme en enseigne le samadhi. <text:s/></text:p>
      <text:p text:style-name="Quotations">Le bouddhisme exotérique explique les causes de la bouddhéité. <text:s/></text:p>
      <text:p text:style-name="Quotations">Le Shingon enseigne le résultat de la Bouddhéité. <text:s/></text:p>
      <text:p text:style-name="Quotations">Dans le Bouddhisme exotérique il y’ a une mer de pratiques causales menant à l'état de Bouddha. <text:s/></text:p>
      <text:p text:style-name="Quotations">Dans le Shingon il y’a la parfaite mer de vertus de l'état de Bouddha. <text:s/></text:p>
      <text:p text:style-name="Quotations">L’Exotérique explique les bases d’une réalité qui est l’Esprit-Un. <text:s/></text:p>
      <text:p text:style-name="Quotations">L’Ésotérisme explique l’égalité des trois mystères. <text:s/></text:p>
      <text:p text:style-name="Quotations">Le Bouddhisme Exotérique explique l’Esprit-Un de toute choses. <text:s/></text:p>
      <text:p text:style-name="Quotations">L’Ésotérisme explique d’innombrables esprits-un. <text:s/></text:p>
      <text:p text:style-name="Quotations">L’Exotérisme n’ explique pas les réalités sans nombre. <text:s/></text:p>
      <text:p text:style-name="Quotations"><text:soft-page-break/>L’Ésotérisme explique le principe du Filet d’Indra. <text:s/></text:p>
      <text:p text:style-name="Quotations">L’Exotérisme fait du principe la base de toutes formes. <text:s/></text:p>
      <text:p text:style-name="Quotations">L’Ésotérisme explique que le principe est la forme indestructible. <text:s/></text:p>
      <text:p text:style-name="Quotations">L'Exotérisme dit que le principe est ineffable. <text:s/></text:p>
      <text:p text:style-name="Quotations">L’ Ésotérisme explique que l'expression du principe a d'innombrables modalités. <text:s/></text:p>
      <text:p text:style-name="Quotations">Dans le bouddhisme Exotérique l'Hôsshin n'expose pas les enseignements. <text:s/></text:p>
      <text:p text:style-name="Quotations">Dans le bouddhisme Ésotérique les quatre corps exposent les enseignements. <text:s/></text:p>
      <text:p text:style-name="Quotations">L’Exotérisme explique que les quatre aspirations universels dépasse pratiques et <text:span text:style-name="T2">pr</text:span>omesses. <text:s/></text:p>
      <text:p text:style-name="Quotations">L’Ésotérisme établit cinq serments en tant que pratiques et promesses. <text:s/></text:p>
      <text:p text:style-name="Quotations">Dans l’Exotérisme, le Hôsshin est un et sans aréopage. <text:s/></text:p>
      <text:p text:style-name="Quotations">Dans l’Ésotérisme chaque Hôsshin a un aréopage. <text:s/></text:p>
      <text:p text:style-name="Quotations">Dans l’Exotérisme le Bouddha du principe et de la sagesse n’œuvre pas pour le bien des êtres. <text:s/></text:p>
      <text:p text:style-name="Quotations">Dans l’Ésotérisme, ils œuvrent dans les trois temps à la salvation des êtres. <text:s/></text:p>
      <text:p text:style-name="Quotations">L’Exotérique réalise le principe d'une seule réalité absolue. <text:s/></text:p>
      <text:p text:style-name="Quotations">L’Ésotérisme réalise d’indicibles et innombrables réalités absolues. <text:s/></text:p>
      <text:p text:style-name="Quotations">L’Exotérisme explique de sérieux obstacle qui empêchent l’Eveil. <text:s/></text:p>
      <text:p text:style-name="Quotations">Dans l’Ésotérisme, bien qu’il ait des obstacles, l’Eveil est toujours obtenu. <text:s/></text:p>
      <text:p text:style-name="Quotations">Dans l’Exotérisme, sans la contemplation profonde on obtient pas le Fruit. <text:s/></text:p>
      <text:p text:style-name="Quotations">Dans l’Ésotérisme, en ne déclarant qu’un shingon on devient aussi un Bouddha. <text:s/></text:p>
      <text:p text:style-name="Quotations">L’Exotérisme est l’enseignement des boddhisattvas et de Maîtres Humains. <text:s/></text:p>
      <text:p text:style-name="Quotations">L’Ésotérisme est l’enseignement des quatre Dharmakaya. <text:s/></text:p>
      <text:p text:style-name="Quotations">Le bouddhisme Exotérique est l’acmé, le déclin de la Vraie Loi, son imitation et sa disparition. <text:s/></text:p>
      <text:p text:style-name="Quotations">Le Shingon est l’éternel et immuable enseignement. <text:s/></text:p>
      <text:p text:style-name="Quotations">Le bouddhisme Ésotérique est l’exposition de la naissance par des causes directes et secondaires. <text:s/></text:p>
      <text:p text:style-name="Quotations">Le bouddhisme ésotérique enseigne la vérité elle-même. <text:s/></text:p>
      <text:p text:style-name="Quotations">Le Bouddhisme Exotérique explique un sujet avec maints noms et phrases. <text:s/></text:p>
      <text:p text:style-name="Quotations">L’Ésotérisme incorpore maints sens dans le principe d’une syllabe. <text:s/></text:p>
      <text:p text:style-name="Quotations">Le bouddhisme exotérique est la parole du Hoshin et du Oshin. <text:s/></text:p>
      <text:p text:style-name="Quotations">Le bouddhisme Ésotérique est celle du Hôsshin pour son propre plaisir. <text:s/></text:p>
      <text:p text:style-name="Quotations">L’Exotérisme explique la théorie d’un principe et maints phénomènes. <text:s/></text:p>
      <text:p text:style-name="Quotations">Le bouddhisme Ésotérique est expose tous les phénomènes comme étant semblables et différents. <text:s/></text:p>
      <text:p text:style-name="Quotations">Le bouddhisme Exotérique est l’enseignement qui explique juste un peu les caractéristiques d’une syllabe. <text:s/></text:p>
      <text:p text:style-name="Quotations">Le bouddhisme Ésotérique est le principe, les caractéristiques et le sens d’une syllabe. <text:s/></text:p>
      <text:p text:style-name="Quotations">L’Exotérisme n’explique pas les quatre mandalas; L’Ésotérisme oui. <text:s/></text:p>
      <text:p text:style-name="Quotations">L’Exotérisme n’explique pas les cinq étapes de l’Eveil; l’Ésotérisme oui. <text:s/></text:p>
      <text:p text:style-name="Quotations">L’Exotérisme n’explique pas les Cinq Sagesse; L’Ésotérisme oui. <text:s/></text:p>
      <text:p text:style-name="Quotations">Les six éléments éléments de l'exotérisme sont étroits dans leur explication; dans <text:span text:style-name="T2">l</text:span>'Ésotérisme ils sont profonds et étendus. <text:s/></text:p>
      <text:p text:style-name="Quotations">L’Exotérisme obfusque les trois mystères; L’Ésotérisme les explique jusqu'au bout. <text:s/></text:p>
      <text:p text:style-name="Quotations">L’Exotérisme obfusque les Trois Familles; l’Ésotérisme les explique jusqu'au bout. <text:s/></text:p>
      <text:p text:style-name="Quotations">L’Exotérisme n'explique pas les deux mandalas; seul l’Ésotérisme les explique. <text:s/></text:p>
      <text:p text:style-name="Quotations">L’Exotérisme n’a pas de théorie de l’Eveil par une visualisation. <text:s/></text:p>
      <text:p text:style-name="Quotations"><text:soft-page-break/>L’Exotérisme n’a pas l’Eveil par la visualisation des syllabes. <text:s/></text:p>
      <text:p text:style-name="Quotations">L’Exotérisme n’a pas de théorie de l’Eveil par les mudras. <text:s/></text:p>
      <text:p text:style-name="Quotations">L’Exotérisme révèle une bouddhéité déjà atteinte il y’a cinq cents kalpas. <text:s/></text:p>
      <text:p text:style-name="Quotations">L’Ésotérisme enseigne une voie de perfection sans naissance. <text:s/></text:p>
      <text:p text:style-name="Quotations"/>
      <text:p text:style-name="P2">A cause des différences susnommées le Mikkyo est l'Enseignement profond.</text:p>
      <text:h text:style-name="Heading_20_1" text:outline-level="1">Entrer correctement dans le Shingon profond</text:h>
      <text:p text:style-name="P2">T2514_.79.0012a22 / 7-52 <text:s/></text:p>
      <text:p text:style-name="P2">L'Accés au Shingon-Mikkyo est fondé sur trois membres:</text:p>
      <text:list xml:id="list8793829162201564324" text:style-name="L2">
        <text:list-item>
          <text:p text:style-name="P20"><text:span text:style-name="T2">L</text:span>a pratique du Mystère du corps ;</text:p>
        </text:list-item>
        <text:list-item>
          <text:p text:style-name="P20">La pratique du Mystère de la parole ;</text:p>
        </text:list-item>
        <text:list-item>
          <text:p text:style-name="P20">La pratique du Mystère de l’esprit.</text:p>
        </text:list-item>
      </text:list>
      <text:p text:style-name="P2"/>
      <text:p text:style-name="P2">La pratique du Mystère de la parole est en elle-même triple :</text:p>
      <text:list xml:id="list4743499284750824390" text:style-name="L3">
        <text:list-item>
          <text:p text:style-name="P21">La pratique de la récitation en pleine conscience(juji) ;</text:p>
        </text:list-item>
        <text:list-item>
          <text:p text:style-name="P21">La pratique de la méditation sur le forme des Syllabes et sur leur sens réel(nikan);</text:p>
        </text:list-item>
        <text:list-item>
          <text:p text:style-name="P21">La pratique de l'Exercice à l'Intellection SApientielle par la Syllabe(kaiji).</text:p>
        </text:list-item>
      </text:list>
      <text:p text:style-name="P2"/>
      <text:p text:style-name="P2">La pratique de la récitation des Mantras doit se faire avec attention car elle ne peut pas souffrir de fautes dans les mots ou les phrases. La pratique de la méditation sur la forme des Syllabes quant à elle est la méditation sur l'aspect extérieur des graphèmes. <text:span text:style-name="T13">Si</text:span> on visualise <text:span text:style-name="T3">et observe </text:span>le <text:span text:style-name="T3">Germe</text:span> “ON” sur le bout du nez et on atteint la Bodhi<text:span text:style-name="T3">(tokubodai)</text:span> <text:span text:style-name="T3">après la nuit</text:span>.</text:p>
      <text:p text:style-name="P2"/>
      <text:p text:style-name="P2">Réaliser le sens des <text:s/>syllabes veut dire comprendre complètement la Vérité sous-jacente à chaque syllabe sous deux rapports:</text:p>
      <text:list xml:id="list1720111690697417409" text:style-name="L4">
        <text:list-item>
          <text:p text:style-name="P22">L'explication sommaire du sens de chaque syllabe qui est l’Enseignement du Hôsshin sur les 5 Roues et les 5 Sapiences ;</text:p>
        </text:list-item>
        <text:list-item>
          <text:p text:style-name="P22">L'explication qui embrasse la totalité du Hôkkai Hôs<text:span text:style-name="T4">s</text:span>hin qui est l’enseignement du « <text:span text:style-name="T4">Bouddha en corps de rétribution »(hôsshin) </text:span><text:s/>sur les 9 syllabes et les 9 niveaux<text:span text:style-name="T5">(kuhon)</text:span> de naissance dans la Terre-pure d'Amida.</text:p>
        </text:list-item>
      </text:list>
      <text:p text:style-name="P2"/>
      <text:p text:style-name="P7"><text:span text:style-name="T13">Makabiroshana, le </text:span><text:span text:style-name="T15">Corps de Loi fondamental(honji h</text:span><text:span text:style-name="T17">ôs</text:span><text:span text:style-name="T15">shin),</text:span><text:span text:style-name="T1"> entre dans le Samâdhi <text:s/></text:span><text:span text:style-name="T16">Is</text:span><text:span text:style-name="T15">s</text:span><text:span text:style-name="T16">ai nyôrai </text:span><text:span text:style-name="T14">ittai sokushitsuriki zanmai</text:span><text:span text:style-name="T26">(acquisition instantanée des pouvoir</text:span><text:span text:style-name="T27">s</text:span><text:span text:style-name="T26"> extraordinaires de tous les Bouddhas)</text:span><text:span text:style-name="T1"> pour enseigner(seppô) le Samâdhi de « L’Essence de la Dimension (du Réel)»(kaitaisho) et s'exclame :</text:span></text:p>
      <text:p text:style-name="P2">« Je réalise l' Incréation Fondamentale qui transcende tout discours. Tous les péchés sont dissous. Je ne suis plus soumis aux causes directes et secondaires. Je réalise que la vacuité est comme l’Espace.».</text:p>
      <text:p text:style-name="P2"/>
      <text:p text:style-name="P2"><text:s/>Dainichi Nyôrai entre <text:span text:style-name="T29">ensuite </text:span>dans le Samâdhi « <text:span text:style-name="T14">Jeu adamantin qui </text:span><text:span text:style-name="T17">soumet</text:span><text:span text:style-name="T14"> les quatre démons »</text:span><text:span text:style-name="T27">(gôbuku kongôke sanmai)</text:span> <text:span text:style-name="T25">et incante la stance </text:span><text:span text:style-name="T27">adamantine(kongoku)</text:span><text:span text:style-name="T25"> </text:span><text:span text:style-name="T27">de la Sapience Omnisapientielle qui soumet les </text:span><text:span text:style-name="T25">quatre démons </text:span><text:span text:style-name="T27">et </text:span><text:span text:style-name="T25">sauve des renaissances dans le</text:span><text:span text:style-name="T27">s Six destinées(gôbuku shima gedatsu rokushu issaichi chi</text:span><text:span text:style-name="T28">)</text:span>:</text:p>
      <text:p text:style-name="Quotations">« NOMAKU SANMANDA BODANAN AK BI RA UN KYAM».</text:p>
      <text:p text:style-name="P2"/>
      <text:p text:style-name="P2">*T2514_.79.0012b09 / 9* <text:s text:c="5"/></text:p>
      <text:p text:style-name="P2">Ces cinq Germes sont les mots du <text:s/>mantra qui <text:span text:style-name="T29">soumet</text:span> les Quatre Démons. La première partie signifie prendre refuge dans les trois joyaux<text:span text:style-name="T29">(kimyo sanbô)</text:span>. </text:p>
      <text:p text:style-name="P2"/>
      <text:p text:style-name="P3">L’«A» <text:span text:style-name="T30">est la « </text:span><text:span text:style-name="T18">Base originelle fondamentalement évéillée </text:span><text:span text:style-name="T18"><text:note text:id="ftn1" text:note-class="footnote"><text:note-citation>1</text:note-citation><text:note-body><text:p text:style-name="Footnote"><text:a xlink:type="simple" xlink:href="http://buddhism-dict.net/cgi-bin/xpr-ddb.pl?67.xml+id%28%27b672c-6709%27%29" office:target-frame-name="_new" xlink:show="replace" text:style-name="Internet_20_link" text:visited-style-name="Visited_20_Internet_20_Link">本有</text:a>:h<text:span text:style-name="T30">onnu est des termes qui désigne l'Alaya Vijnan.</text:span></text:p></text:note-body></text:note></text:span><text:span text:style-name="T30">»(shinji honnu bodaishin), mais aussi la </text:span><text:soft-page-break/><text:span text:style-name="T30">« </text:span><text:span text:style-name="T18">Semence de l'Inception de la Pensée d'Eveil</text:span><text:span text:style-name="T30"> »(Shigaku bodaishinshu</text:span><text:span text:style-name="T31">)</text:span>. <text:span text:style-name="T32">Il permet d'être à jamais libéré des Epidémies, des afflictions, des causes néfastes, et d'atteindre « L'Eveil sans superieur »(</text:span><text:span text:style-name="T19">mujô bodai</text:span><text:span text:style-name="T32">). <text:s/>Il faut bien comprendre qu'alors on fait partie de la Maison(sushô) d' «</text:span><text:span text:style-name="T19">Ichiji Chôrin Ô </text:span><text:span text:style-name="T32">»</text:span></text:p>
      <text:p text:style-name="P3"/>
      <text:p text:style-name="P4">Ne vilipendez pas ce corps qui est le véhicule vers la Bouddhéité. Il vaut mieux médire de l'Enseignement du Shingon et le remettre en cause, que pratiquer les trois véhicules inférieurs. Alors que dire de celui qui peut lancer la fleur <text:s/>et pratique avec Foi et Discipline!</text:p>
      <text:p text:style-name="P8"/>
      <text:p text:style-name="P11">Version de M Pruden :<text:span text:style-name="T1">Les deux points indiquent la purification, la destruction des quatre démons et de la Souffrance. Mais ces points seront approfondis plus tard. </text:span></text:p>
      <text:p text:style-name="P8"><text:s/></text:p>
      <text:p text:style-name="P8">A la manière de la Terre, le «A» fait émerger toutes choses, la Terre du signe «A» fait émerger la myriade des pratiques des six Paramita. «Terre» signifie «Solidité». La Bodaishin est adamantine, non-régressive et se cristallisera nécessairement en une myriade de résultats propices .</text:p>
      <text:p text:style-name="P8">Si le pratiquant lance sa fleur elle atterrit sur la base-mentale (qui est la syllabe « A », la Bodaishin innée) et il plante la graine de l’Éveil. Si il ne subit pas de grande infortune, telles qu'une grave maladie, il atteindra rapidement l’Éveil sans supérieur. Il prendra alors le nom de « Ichijin Rin Ô ».</text:p>
      <text:p text:style-name="P8"/>
      <text:p text:style-name="P8">Ne vilipendez pas ce corps qui est le véhicule vers la Bouddhéité. Il vaut mieux médire de l'Enseignement du Shingon et le remettre en cause, que pratiquer les trois véhicules inférieurs. Alors que dire de celui qui peut lancer la fleur <text:s/>et pratique avec Foi et Discipline!</text:p>
      <text:p text:style-name="P3"/>
      <text:p text:style-name="P2">Voici ce que sont la <text:s/>Croissance et la Maturation de l'«A».</text:p>
      <text:p text:style-name="P2"/>
      <text:p text:style-name="P5">L<text:span text:style-name="T33">a</text:span> Syllabes «BI» exprime la notion de « Lien». <text:span text:style-name="T33">Elle représente le « Samadhi sans entraves »(</text:span><text:span text:style-name="T20">muge sanmai</text:span><text:span text:style-name="T33">), l'union à la « Libération inconcevable »(fushigi gedatsu).</text:span></text:p>
      <text:p text:style-name="P5">« <text:span text:style-name="T33">BA » est l'Elément Eau qui est capable de laver les impuretés dues au « </text:span><text:span text:style-name="T20">Poussières des afflictions </text:span><text:span text:style-name="T33">»(bonnô jin). Elle permet de pas être distrait dans la poursuite tenace des pratiques menant à l'Eveil. Le « BA » de l'Eau, dans sa cohérence représente le « Parfait Océan sphérique</text:span><text:span text:style-name="T33"><text:note text:id="ftn2" text:note-class="footnote"><text:note-citation>2</text:note-citation><text:note-body><text:p text:style-name="P18">Une métaphore de la complétude et la perfection du monde du Bouddha.</text:p></text:note-body></text:note></text:span><text:span text:style-name="T33"> »(enkai).</text:span></text:p>
      <text:p text:style-name="P5"/>
      <text:p text:style-name="P9">Sa représentation avec la syllabe « I» est le Samâdhi sans obstructions qui est la libération inconcevable. <text:s/></text:p>
      <text:p text:style-name="P10">«BA» est l’Eau qui nettoie la fange des souillures,l’esprit et le corps qui pratiquent la Paramita de l’Énergie qui éloigne la distraction par la myriade des Exercices. La syllabe «BA» est l’Eau et le fait de ne pas être dissipé, c’est le parfait Océan des vertus de Dainichi.</text:p>
      <text:p text:style-name="P10"/>
      <text:p text:style-name="P12">Le Germe « RA » purifie les « <text:span text:style-name="T14">Six sens</text:span> »(roku kon), il est capable de bruler le Karma des afflictions, il permet de se purifier des «E<text:span text:style-name="T14">ntraves nées de péchés »(zaishô )</text:span> et d'atteindre l'Eveil.</text:p>
      <text:p text:style-name="P2"/>
      <text:p text:style-name="P2"/>
      <text:p text:style-name="P2"/>
      <text:p text:style-name="P2">«UN» se décompose en «<text:span text:style-name="T35">K</text:span>A», «Û» et «MA» comme expliqué dans le « Unjigi». Ce sont les « <text:span text:style-name="T21">T</text:span><text:span text:style-name="T14">rois Accés à la Libération</text:span><text:span text:style-name="T34">(san gedatsu mon).</text:span>Le Vent <text:span text:style-name="T35">du « KA » est capable de</text:span> souffler les impuretés légères et lourdes. <text:span text:style-name="T35">Il </text:span>balaye les quatre vingt-mille impuretés et actualise le principe des quatre Nirvana. Quand ce vent des causes directes et indirectes se calme, <text:span text:style-name="T35">c'est la « </text:span><text:span text:style-name="T22">paix</text:span><text:span text:style-name="T35"> »</text:span>du « Grand <text:soft-page-break/>Nirvana »<text:span text:style-name="T35">(dai nehan)</text:span>.</text:p>
      <text:p text:style-name="P2"/>
      <text:p text:style-name="P13"><text:span text:style-name="T1">« KYAN » exprime l’élément Espace, le « </text:span><text:span text:style-name="T23">Royaume de la Réalité universelle </text:span><text:span text:style-name="T36">»(</text:span>shūhen hokkai<text:span text:style-name="T36">). « Egal à l'Espace »(tôku) il n'entrave aucun existant et permet leur dévellopement. L’Espace englobe les Terres Pures et souillées et peut mener à perfection les fruits directs et indirects du sage comme du simple d’esprit.</text:span></text:p>
      <text:p text:style-name="P2"/>
      <text:p text:style-name="P2">*T2514_.79.0012c02 / 10* <text:s text:c="4"/></text:p>
      <text:p text:style-name="P2">Ze<text:span text:style-name="T37">m</text:span>mui Sanzô:</text:p>
      <text:p text:style-name="P2">«[...]ce mantra adamantin de cinq syllabes est l<text:span text:style-name="T37">' « </text:span><text:span text:style-name="T24">essentiel</text:span><text:span text:style-name="T37"> »(kanshin) </text:span>du Kongochô et l<text:span text:style-name="T37">e l' « </text:span><text:span text:style-name="T24">âme essentielle</text:span><text:span text:style-name="T37"> »(gensei) </text:span>du Dainichikyô, un « <text:span text:style-name="T24">Le plus gradn </text:span><text:span text:style-name="T14">champ de mérite </text:span>»<text:span text:style-name="T37">(sijo fukuden)</text:span> <text:span text:style-name="T37">à la</text:span> « <text:span text:style-name="T14">Vertu superlative </text:span>»<text:span text:style-name="T37">(shushô kudoku)</text:span>. S’il est <text:span text:style-name="T38">pratiqué</text:span>, les mérites obtenus ne peuvent être mesurés. Plus jamais il n’y aura de calamité ni d'o<text:span text:style-name="T38">b</text:span>stacles. Les pires péchés seront éliminées et maintes vertus obtenues. Les mérites s'ammonceleront comme les nuages et le <text:s/>corps, reçu des père et des mères, atteindra rapidement le grand Eveil. Le réciter une fois, vingt-et une fois ou quarante neuf fois équivaut à répéter cent-millions de fois les douze divisions du Tripitaka.»</text:p>
      <text:p text:style-name="P2"/>
      <text:p text:style-name="P2">C’était le passage faisant l'éloge de ce mantra.</text:p>
      <text:p text:style-name="P2"/>
      <text:p text:style-name="P2">*T2514_.79.0012c09 /11* <text:s text:c="2"/></text:p>
      <text:p text:style-name="P6">Voici des images des cinq éléments, des cinq Roues des six éléments , du Hôkkai, de la roue des dix mondes, du véritable aspect de l’Esprit et de la Matière de tous les êtres et de la représentation de la Bouddhéité en ce corps:</text:p>
      <text:p text:style-name="P2"/>
      <text:p text:style-name="P2">![image du monde des etres](https://github.com/Athansek/Gorinkuji/blob/master/Images/LemondeesEtres.jpg)</text:p>
      <text:p text:style-name="P2"/>
      <text:p text:style-name="P2">![image du dharma mandala](https://github.com/Athansek/Gorinkuji/blob/master/Images/dharmamandala.jpg)</text:p>
      <text:p text:style-name="P2"/>
      <text:p text:style-name="P2">![image du samaya madala](https://github.com/Athansek/Gorinkuji/blob/master/Images/sanmayamandala.jpg)</text:p>
      <text:p text:style-name="P2"/>
      <text:p text:style-name="P2">![image du maha mandala](https://github.com/Athansek/Gorinkuji/blob/master/Images/MAhaman%20dala.jpg)</text:p>
      <text:p text:style-name="P2"/>
      <text:p text:style-name="P2">![image des cinq destinées](https://github.com/Athansek/Gorinkuji/blob/master/Images/cinq%20destin%C3%A9es.jpg)</text:p>
      <text:p text:style-name="P2"/>
      <text:p text:style-name="P2">![image synthétique](https://github.com/Athansek/Gorinkuji/blob/master/Images/synth%C3%A9tique.jpg)</text:p>
      <text:p text:style-name="P2"/>
      <text:p text:style-name="P2">*T2514_.79.0013a13 / 12* <text:s text:c="2"/></text:p>
      <text:p text:style-name="P2">Les cinq Roues ci-dessus sont dites de la couronne de la tête, du visage, du torse, du ventre et des genoux et sont désignées par rapport au corps du pratiquant.</text:p>
      <text:p text:style-name="P2"/>
      <text:p text:style-name="P2">Dans le Kongôkai, la syllabe « BAN » se transforme en les Cinq Roues. Dans le Taizôkai, la syllabe « AKU » se manifeste par les Cinq Roues. <text:s text:c="2"/></text:p>
      <text:p text:style-name="P2"><text:soft-page-break/>Il est dit que “A BA RA KA KYA” devient le Gorinsekkai. Du point de vue du pratiquant on pourrait dire que son pur esprit de foi devient les germes des cinq Roues. Cet esprit de pure Foi est pure Bodaishin. C’est cela connaître son esprit tel qu’il est. Verticalement ce sont les dix niveaux de profondeur et horizontalement l'étendue et l'infinité des manifestations de l'Esprit.</text:p>
      <text:p text:style-name="P2"/>
      <text:p text:style-name="P2">*T2514_.79.0013a23 / 13* <text:s text:c="3"/></text:p>
      <text:p text:style-name="P2">Quand je quittais ma province, le mauvais karma des trois poisons contrôlait mon Esprit pareil à celui du bouc. J'aurais pû dégénérer dans les 8 difficultés et les 3 voies inférieures. <text:s/></text:p>
      <text:p text:style-name="P2">Je connaissais les mauvais agissements de mon esprit et avais quitté le foyer d’ignorance qu'était la demeure de mes parents. Je ne cherchais plus la gloire et la célébrité et j'en vins à avoir Foi dans la myriades des ornements de mon propre Esprit. C'était alors la première étape de la connaissance de l'Esprit tel qu'il est.</text:p>
      <text:p text:style-name="P2"/>
      <text:p text:style-name="P2">Comme Chou Ch’u qui se tenait à l’écart des trois dangers, ou Ajatashatru qui regrettait les trois mauvaises actions, je compris le principe du jeûne et de la modération. Je pratiquais fréquemment les huit abstinences et redoublais mes vœux pour obtenir le succès.</text:p>
      <text:p text:style-name="P2"/>
      <text:p text:style-name="P2">Nonobstant la pourpre du Shishinden, qui était la masure héritée des vertus de ma précédente vie, j'en vins à observer la quintuple sphère des perceptions externes agréables et à les trouver tout à fait dépalisantes . Ainsi je franchis la deuxième étape de la connaissance de l'Esprit tel qu'il est.</text:p>
      <text:p text:style-name="P2"/>
      <text:p text:style-name="P2">La haute plateforme du premier dhyana m'étaient devenues l'objet d'une fierté passée. J'y avait vécu la joie d'être separé de mon Soi naturel, cette sensation ne s'est jamais arrêtée, c'est ainsi que j'ai vraiment su que mon Esprit est enfantin.</text:p>
      <text:p text:style-name="P2">J'ai ensuite compris graduellement que ce monde est une maison de bois en flamme. Je somnolais dans la chambre des Shômon et des Engaku. Je compris finalement que cet état étaint l'extinction mineure du véhicule inférieur et que je n'avais eu que le goût de la vacuité des Êtres.</text:p>
      <text:p text:style-name="P2"/>
      <text:p text:style-name="P2">Dans les sphères de "l’Esprit-dédié-aux-autres" et de l'"Arrêt des verbalisations" et je me suis rendu compte que ces écoles postulent différentes natures d'Humains.</text:p>
      <text:p text:style-name="P2"/>
      <text:p text:style-name="P2">La tradition de la Bodaishin-jamais-née n'arrête que les délibérations au sujet de la vacuité, ainsi ais-je pris conscience des maladies nommées « Existence » et « Vacuité ». Alors je me suis empressé de laisser derrière moi les trois grands éons. Mais cela équivalait à attendre qu'un rocher s'érode jusqu'à devenir poussière ou qu'un tas de graines de moutarde soit complètement dispersé.</text:p>
      <text:p text:style-name="P2"/>
      <text:p text:style-name="P2">L’Eternel Buddha du Myôho Renge Kyô, démontrait son origine il y’ a cinq cent grands éons de cela et celui du Kegon Kyô , ne prêchait pas lui même le Dharma. C’était une compréhension partielle de l’esprit tel qu’il est.</text:p>
      <text:p text:style-name="P2"/>
      <text:p text:style-name="P2">Au contraire, l'Enseignement trés secret des "cinq caractéristiques" et des "cinq Sapiences", les ornements du Royaume du Principe et de celui de la Vérité, le Locus mental de l'Eveil par soi qui est aussi appelé spontanné et naturel sont "connaître son esprit tel qu’il est".</text:p>
      <text:p text:style-name="P2"/>
      <text:p text:style-name="P2">La signification profonde sera expliquée plus tard.</text:p>
      <text:p text:style-name="P2"/>
      <text:p text:style-name="P2">*T2514_.79.0013b10 / 14* <text:s text:c="2"/></text:p>
      <text:p text:style-name="P2">Le véritable aspect de la forme et de l’esprit de tous les êtres est le Corps-de-sapience-d'égalité de <text:soft-page-break/>Dainichi. <text:s/></text:p>
      <text:p text:style-name="P2">La <text:s/>Matière est le rupa-Skhanda qui constitue les Cinq Roues. "Esprit" désigne l’élément Conscience qui constitue les quatre autres Skhanda. <text:s/></text:p>
      <text:p text:style-name="P2">Matière et Esprit sont identiques au Rokudai Hôsshin qui est la Sapience de la Nature du Hokkai. <text:s/></text:p>
      <text:p text:style-name="P2">Les cinq Roues sont appelés « Roues » car elles sont doté de la myriade des qualités. <text:s text:c="2"/></text:p>
      <text:p text:style-name="P2">Leurs caractéristiques intrinsèques étant sans limites, c’est pour cela que les Eléments sont sont qualifiés de “grands”. <text:s text:c="2"/></text:p>
      <text:p text:style-name="P2">Parce que les Gobutsu sont illuminés par eux-mêmes et illuminent les autres, on les appelle Nyôrai. <text:s/></text:p>
      <text:p text:style-name="P2">Parce que les Cinq Sapiences font la distinction entre les Objets, on les appelle Sapiences.</text:p>
      <text:p text:style-name="P2"/>
      <text:p text:style-name="P2">Si la Matière est unie à l'Esprit, les Cinq Grands Eléments sont vus comme identiques aux Cinq Sapiences. Si la Matière est unie à l'Esprit, Les Cinq Sapiences sont vues comme identiques aux Cinq Roues.</text:p>
      <text:p text:style-name="P2">Parce que « la Forme est la Vacuité », la myriade de dharmas est identique aux Cinq Sapiences. <text:s/>Parceque « la Vacuité est la Forme », les Cinq Sapiences sont identique à la myriade des dharmas.</text:p>
      <text:p text:style-name="P2">La Matière (rupa skhanda) et l'Esprit ne sont pas deux, donc les Cinq Eléments sont identiques aux Cinq Organes, et les Cinq Organes sont identiques aux Cinq Sapiences.</text:p>
      <text:p text:style-name="P2"/>
      <text:p text:style-name="P2">*T2514_.79.0013b18 / 15* <text:s text:c="2"/></text:p>
      <text:p text:style-name="P2"/>
      <text:p text:style-name="P2">![image de l"A"](https://github.com/Athansek/Gorinkuji/blob/master/Images/A.jpg)Le son « A », l'élément Terre, le Foie gouvernant les Yeux , Araya Shiki, Dai Enkyôchi, Hôdo Nyôrai dans le Kongôkai, Ashuku Nyôrai dans le Taizôkai, Yakushi Nyôrai, Engendrer la Bodaishin, l'Est, le Bois dans le Wuxing, le Printemps, Jaune.</text:p>
      <text:p text:style-name="P2"/>
      <text:p text:style-name="P2">![image du "BA"](https://github.com/Athansek/Gorinkuji/blob/master/Images/BA.jpg)Le son « BA », l'élément Eau, les Poumons gouvernant le Nez, I Shiki, Myô Kanzachi, Tenbôrinchi, Muryôju Nyôrai, Réaliser l'Eveil, L'Ouest, le Métal dans le Wuxing, l'Automne, Blanc.</text:p>
      <text:p text:style-name="P2"/>
      <text:p text:style-name="P2">![image du "RA"](https://github.com/Athansek/Gorinkuji/blob/master/Images/RA.jpg)Le son « RA », l'élément Feu, le Coeur gouvernant la Langue, Mana Shiki, Byôdô Shô Chi, Kekaifu Nyôrai dans le Taizôkai, Hôshô Nyôrai dans le Kongôkai, Tahô Nyôrai, les Actes Evéillés, Sud, le Feu dans le Wuxing, l'Eté, Rouge.</text:p>
      <text:p text:style-name="P2"/>
      <text:p text:style-name="P2">![image du "KA"](https://github.com/Athansek/Gorinkuji/blob/master/Images/KA.jpg)Le son « KA », l'élément Vent, les Reins gouvernant les Oreilles, Les cinq consciences sensorielles, Joshosa Chi, Fukujôju Nyôrai dans le Kongôkai, Shaka Nyôrai dans le Taizôkai, Tenkuraion Nyôrai, Entrer dans la Vérité du Nirvana,le Nord, l'Eau dans le Wuxing, l'Hiver, Noir.</text:p>
      <text:p text:style-name="P2"/>
      <text:p text:style-name="P2">![image du "KYA"](https://github.com/Athansek/Gorinkuji/blob/master/Images/KYA.jpg)Le son « Kya », l'Elément Espace, La Rate qui gouverne la Bouche, Anmara Shiki, Hôkkai Taishô Chi, Dainichi Nyôrai, Avoir la pleine possession des moyens habiles, le Centre, le Terre dans le Wuxing, l'Eté long, Bleu.</text:p>
      <text:p text:style-name="P2"/>
      <text:p text:style-name="P2">Ceci a été transmis par Zenmui Sanzô.</text:p>
      <text:p text:style-name="P2"/>
      <text:p text:style-name="P2">*T2514_.79.0013c14 / 16* <text:s text:c="2"/></text:p>
      <text:p text:style-name="P2">« A »: Terre selon le Wuxing, L'Elément Terre, Saturne, le Centre, Jaune, le Duc de la Terre,Kenrô <text:soft-page-break/>Jishin.</text:p>
      <text:p text:style-name="P2">« VI »: Eau selon le Wuxing, l'Elément Eau, Mercure, le Nord, Noir, Suiten, Ryûjin, Kôga Suijin.</text:p>
      <text:p text:style-name="P2">« RA »: Feu selon le Wuxing, L'Elément Feu, Mars, le Sud, Rouge, Katen, Kajin.</text:p>
      <text:p text:style-name="P2">« UN »: Métal, l'Elément Vent, Venus, l'Ouest, Blanc, Konjin, Fûten.</text:p>
      <text:p text:style-name="P2">« KYAN »: Bois, l'Elément Espace, Jupiter, l'est, Bleu, Mokujin, Kokûten, Kûjin.</text:p>
      <text:p text:style-name="P2"/>
      <text:p text:style-name="P2">Ceci a été transmis par Fukukongô Sanzô.</text:p>
      <text:p text:style-name="P2"/>
      <text:p text:style-name="P2">*T2514_.79.0013c20 / 17* <text:s text:c="2"/></text:p>
      <text:p text:style-name="P2">«A»: Engendrer la Bodaishin en son propre Esprit, Dai Enkyô Chi, Hôdô Nyôrai, Ashuku Nyôrai, l'Est. <text:s text:c="2"/></text:p>
      <text:p text:style-name="P2">«Â»: Ne faire qu'un avec toutes les pratiques, Byôdo Shô Chi, Kekaifu Nyôrai, Hôshô Nyôrai, le Sud. <text:s text:c="2"/></text:p>
      <text:p text:style-name="P2">«AN»: Voir son Esprit parfaitement Evéillé, Myôkanza Chi, Amida Butsu, l'Ouest. <text:s text:c="2"/></text:p>
      <text:p text:style-name="P2">«AKU»: Eveiller le Grand Nirvana dans son propre Esprit, Jô Shosa Chi, , Tenkuraion Nyôrai, Fukujôju Nyôrai, Shaka Nyôrai, le Nord. <text:s text:c="2"/></text:p>
      <text:p text:style-name="P2">«ÂNKU»: Evéiller son Esprit aux Moyens Habiles, Hôkkai Taisho Chi, Dainichi Nyôrai.</text:p>
      <text:p text:style-name="P2"/>
      <text:p text:style-name="P2">Ci-dessus sont les Cinq Bouddha et les Cinq Sapiences de l'unité de la Vérité et de la Sagesse du Mitsugon Jodô. Identiques au Kongôkai, <text:s/>ce sont les <text:s/>Cinq Bouddhas et les <text:s/>Cinq Sapiences du Taizôkai.</text:p>
      <text:p text:style-name="P2"/>
      <text:p text:style-name="P2">« BA»: Produire la Bodaishin; Sagesse-parfaitement-telle-le-miroir, Hôdo Nyôrai, Ashuku Nyôrai. <text:s text:c="2"/></text:p>
      <text:p text:style-name="P2">« BÂ»: Cultiver les pratique de l’Eveil,; Sagesse-d’égalité ; Hôshô N;Kaifuke Ô Nyôrai . <text:s text:c="2"/></text:p>
      <text:p text:style-name="P2">« BAN»: Obtenir le freuit de l’immumination; Sagesse-discriminante;Amida Nyôrai. <text:s text:c="2"/></text:p>
      <text:p text:style-name="P2">« BAKU»: Entrer dans le principe du Nirvana; Sagesse-de-l’accomplissement-du-devoir; Fukûjojû Nyôrai; Tenkuraion Nyôrai, Shaka Nyôrai. <text:s text:c="2"/></text:p>
      <text:p text:style-name="P2">« BÂNKU»: Habileté dans les expédients salvifiques; Sagesse intrinsèque du Hôkkai; Dainichi Nyôrai. <text:s text:c="2"/></text:p>
      <text:p text:style-name="P2"/>
      <text:p text:style-name="P2">Le tableau ci-dessus est l’Esprit, les Cinq Bouddha du Kongokai et son Grand Véhicule unificateur. Identiques au Taizôkai ils sont néanmoins les cinq Bouddha non-duels et les cinq sapiences du Kongôkai.</text:p>
      <text:p text:style-name="P2"/>
      <text:p text:style-name="P2">Si on connait les cinq Roues de cette syllabe “BA”, on connait celles des autres syllabes. Comme chacune porte en elle les cinq Sapiences, elles sont en fait dotées de Sapiences innombrables. En raison de l'action de la Grande-Sapience-telle-le-miroir-parfait, chacune d'elles sont véritablement des Sapiences d'Evéillé. C’est la bouddhéité-atteinte-par-son-propre-esprit.</text:p>
      <text:p text:style-name="P2"/>
      <text:p text:style-name="P2">Si le gyôja, lors des 4 périodes de la journée, n’est pas interrompu, peu importe qu’il soit réveillé ou endormi, demeure dans la Sapience et la Prajna, et pratique ce Samadhi il réalise Sokushinjobutsu sans difficulté.</text:p>
      <text:p text:style-name="P2"/>
      <text:p text:style-name="P2">Cinq Bouddha du Hôbu: "RA", "RÂ", "RAN", "RAKU", "RÂNKU"; <text:s text:c="2"/></text:p>
      <text:p text:style-name="P2">Cinq Bouddhas du Katsumabu: "KA", "KÂ", "KAN", "KAKU", "KÂNKU": <text:s text:c="2"/></text:p>
      <text:p text:style-name="P2">Cinq Bouddha du Kokûbu: "KYA", "KYÂ", "KYAN", "KYÂN", "KYÂNKU"; <text:s text:c="3"/></text:p>
      <text:p text:style-name="P2">Organes: Foie, Coeur, Rate, Poumons, Reins. <text:s text:c="2"/></text:p>
      <text:p text:style-name="P2"/>
      <text:p text:style-name="P2"><text:soft-page-break/>*T2514_.79.0014a15 / 18* <text:s text:c="2"/></text:p>
      <text:p text:style-name="P2">Le Maître des Trois Corbeilles a dit "« J'ai reçu ceci de Kongôchi Sanzô. En le pratiquant avec Foi pendant mille jours, soudainement lors d’une nuit de pleine lune durant l’automne, j’ai atteint le Samadhi « Elimination des obstacles ».</text:p>
      <text:p text:style-name="P2">Lorsque moi, Kakuban, <text:s/>j’ai entendu ce secret, j'y prété foi. Pendant de nombreuses années je l’ai pratiqué et atteint le Samadhi du premier stage.</text:p>
      <text:p text:style-name="P2"/>
      <text:p text:style-name="P2">Ô pratiquant fidèle ne doute pas et ne nourris pas de phantasmes. Si mes mots sont vides, tu le sauras en pratiquant. Ce que je désires pour toi est que tu ne vives pas en vain.</text:p>
      <text:p text:style-name="P2">*T2514_.79.0014a20 / 19* <text:s text:c="2"/></text:p>
      <text:p text:style-name="P2">L'“A” est Ashuku Nyôrai du Kongôbu qui rêgne sur le foie et la Conscience Visuelle. C’est à dire qu’il est le Corps-de-Loi Principiel de Dainichi Nyorai, la <text:s/>pureté-en-soi, le sans-naissance originel et la vacuité incompréhensible. C’est le Germe de la Roue de la Terre de Grande Compassion, et le Kongobumandara.</text:p>
      <text:p text:style-name="P2"/>
      <text:p text:style-name="P2">La Terre est la forme . Sous le rapport de la dichotomie entre Nama et Rupa, la Terre est Rupa. le *shen* parmi les cinq skandhas est Vijnana Skandha qui soutient la Terre. Quand les deux entrent en contact, s'influençant mutuellement ils engendrent le Désir et l'Existence. Le Vent et l'Espace sont profanés tout comme les Portails de la Terre et du Feu. L'Eau, l'Espace et les semences des Consciences descendant dans la Matrice engendrent les Cinq organes. <text:s text:c="2"/></text:p>
      <text:p text:style-name="P2">Parceque des cinq skandha, c'est celui de la Conscience qui a provoqué la nouvelle renaissance, il est appellé Terre et il est Rupa Skandha. <text:s text:c="2"/></text:p>
      <text:p text:style-name="P2">Le Foie gouverne l'“Essence spirituelle”. Le Ki de l’âme est l’esprit du Bois à l’orient. Sa couleur est le bleu de l'Espace. Cette couleur bleue est tributaire du bois pour advenir et la croissance du bois dépend de l’eau. Le Foie dépend du Souffle bleu et des Reins. Sa forme est celle d’une feuille de lotus, on y trouve une perle de chair et il se trouve à gauche dans la poitrine. <text:s text:c="2"/></text:p>
      <text:p text:style-name="P2">Le foie remonte à la surface du corps et forme les yeux qui gouvernent les Tendons. Quand les tendons s’épuisent ils deviennent des clous. <text:s/></text:p>
      <text:p text:style-name="P2">Yômyô Enju a dit : </text:p>
      <text:p text:style-name="P2">« Le Lotus-Foie a huit pétales bleus dotés des cinq couleurs".</text:p>
      <text:p text:style-name="P2"/>
      <text:p text:style-name="P2">*T2514_.79.0014b03 / 20* <text:s text:c="6"/></text:p>
      <text:p text:style-name="P2">“BAN” est le Rengebu d’Amida Nyôrai qui reigne sur le poumon et la Conscience olfactive. C’est la onzième transformation de “BA” ,et “BI” en est la troisième. C’est l’eau de Sagesse de Dainichi Nyorai. C’est le germe de la Grande Roue de l'Eau compassionnée d’Amida Nyôrai.</text:p>
      <text:p text:style-name="P2"/>
      <text:p text:style-name="P2">La maîtrise des pouvoirs spirituels est appelé "Hôsshin". Leur conjonction yogique avec leur objet relatif est appellée "Hoshin". C’est le Hokkebumandara.</text:p>
      <text:p text:style-name="P2"/>
      <text:p text:style-name="P2">Les Poumons gouvernent le Qi *Po* et en sont la matérialisation. Son apparence est celle du nez. C’est la direction de l’ouest et le métal. Cette énergie gouverne l’autumne et sa couleur est le blanc.</text:p>
      <text:p text:style-name="P2"/>
      <text:p text:style-name="P2">On trouve naturellement le souffle entre les Poumons et le nez, c’est çà dire le Vent. C’est le skandha de l’Idée, parmi les cinq il maitient le Vent. Le skandha du Vent (fuon) à besoin de la conscience pour apparaître. La Conscience a besoin des deux causes du passé (avidya et samskara) pour produire les 5 effets (go.on). C’est à dire que sur l’ignorance et les formations mentales poussent la conscience, les nom-formes etc. La pensée erronée enfle et produit le samsara. Ce sont les 12 segments de la coproduction conditionnée.</text:p>
      <text:p text:style-name="P2"><text:soft-page-break/></text:p>
      <text:p text:style-name="P2">Les Foie engendrent la conscience mentale. La Conscicence génére les pensées qui à leur tour engendrent le samsara.</text:p>
      <text:p text:style-name="P2">Quand le Ki blanc et les saveurs amères entrent dans les Poumons, ils enflent et le foie est endommagé. S'il n’y a pas d’Esprit *Po* dans les Poumons, on devient la proie de la peur et de la folie. Si le Coeur endommage les Poumons, la maladie advient.</text:p>
      <text:p text:style-name="P2">Tout comme le feu est supérieur au métal, si le Coeur est fort et les Poumons sont faibles, les Poumons sont arrétés par le Coeur. <text:s text:c="2"/></text:p>
      <text:p text:style-name="P2">Si le Ki Blanc surpasse le Ki Rouge les maladies des Poumons sont allégées. Le Ki Blanc est le nom des Poumons.</text:p>
      <text:p text:style-name="P2"/>
      <text:p text:style-name="P2">Le Lotus-poumon a trois pétale, il est de couleur blanche et de forme semi-circulaire. Ils se trouvent à 4,5 centimètres de part et d’autre de la troisième côte.</text:p>
      <text:p text:style-name="P2"/>
      <text:p text:style-name="P2">*T2514_.79.0014b19 / 21* <text:s text:c="5"/></text:p>
      <text:p text:style-name="P2">« RAN » est le Hôbu de Hôdo Nyôrai qui rêgne sur le Coeur par la bouche. Autrement dit « RAN » est le feu de sagesse de Dainichi Nyorai, la grande compassion de Hôdo Nyôrai, le mandala du Fukutokushin et la semence de l’élément Feu.</text:p>
      <text:p text:style-name="P2"/>
      <text:p text:style-name="P2">Il brûle des souillures de l’Ignorance-sans-commencement et fait germer la graine de la Bodaishin. C’est en somme le Fukutokushin de tous les Bouddha. Le feu de la véritable sagesse consume les causes karmiques de la déshérance et donne la maîtrise des pouvoirs extraordinaires.</text:p>
      <text:p text:style-name="P2"/>
      <text:p text:style-name="P2">Le feu du Coeur rêgne sur l’été et sa couleur est le rouge. La couleur rouge engendre le feu à partir du bois. C’est le skandha de la sensation qui soutient le feu. La sensation dépend de la pensée pour advenir et le Coeur dépend du souffle <text:s/>rouge et des Poumons pour exister. Le Coeur exteriorisé est la langue qui gouverne le sang. Epuisé le sang se change en lait.</text:p>
      <text:p text:style-name="P2"/>
      <text:p text:style-name="P2">Il gouverne aussi la perception auditive et produit les passages nasaux, l’arête du nez, le front, les machoires etc. Quand de trop nombreuses saveurs amères pénetrent le Coeur, il enfle et entrave les Poumons. Si l’Esprit *Shen* ne se trouve pas dans le Coeur, on perd la notion du temps.</text:p>
      <text:p text:style-name="P2"/>
      <text:p text:style-name="P2">Si les Reins blessent le Coeur la maladie advient. Comme l’Eau l’emporte sur le Feu , si les Reins sont fort etle Coeur est faible on dit alors que les Poumons arrêtetent le Coeur.</text:p>
      <text:p text:style-name="P2"/>
      <text:p text:style-name="P2">Si le Souffle Rouge surpasse le Souffle Noir, la maladie du Coeur se résorbe. Le Souffle Rouge est un nom du Coeur. La fleur du Coeur est rouge et de forme triangulaire. On le trouve exactement à 4.5 centimètre à gauche et à droite de la cinquième côte.</text:p>
      <text:p text:style-name="P2"/>
      <text:p text:style-name="P2">*T2514_.79.0014c04 / 22* <text:s text:c="2"/></text:p>
      <text:p text:style-name="P2">La syllable « HAM » est la section du Karma de Fukujôju Nyôrai, qui dirige les Reins et l'Estomac.</text:p>
      <text:p text:style-name="P2"/>
      <text:p text:style-name="P2">Cette syllabe « HAM » est la 11° tranformation de la syllabe « HA ». On l’interprète comme les autres syllabes et elle porte la signification des 15 voyelles du Shittan, c’est la vie éternelle de Dainichi Nyôrai, la Base Fondamentale de Shaka Nyôrai, la semence du Vent et la Grande Compassion, les 3 Voies de liberation, l'incompréhensibilité des Trois Temps et le Katsuma Mandara du Corps Karmique.</text:p>
      <text:p text:style-name="P2"/>
      <text:p text:style-name="P2"><text:soft-page-break/>Comme le Vent, la Conceptualisation(des cinq facteurs mentaux omniprésents) supporte l'Eau pareille à un Océan des Cinq Organes et Six Entrailles. Les Poumons et le Vent se rencontrent et forment la Mer des Renaissances.</text:p>
      <text:p text:style-name="P2"/>
      <text:p text:style-name="P2">Les Cinq Organes sont : le Foie, les Poumons, le Cœur, la Rate et les Reins. Estomac est un des noms pour les Six Entrailles, il est l’abdomen qui est la cavité la Rate.</text:p>
      <text:p text:style-name="P2"/>
      <text:p text:style-name="P2">L’Eau de l’Océan des Cinq Organes et des Six Entrailles entre dans la cavité de l’Estomac. <text:s/>Les débordements issus des Cinq Organes et des Six Entrailles y sont reçus.</text:p>
      <text:p text:style-name="P2"/>
      <text:p text:style-name="P2">Les Cinq Saveurs s'écoulent, débordent dans l'Estomac et les Reins reçoivent le trop-plein de celui-ci. Ils se trouvent 3,8 cm de part et d'autre de la colonne vertébrale sous la quatorzième vertèbre, <text:s/>celui de droite est appelé « Porte de la Vie ».</text:p>
      <text:p text:style-name="P2">Les Reins sont en partie couverts par l'Estomac. S’ils s'épuisent ils se changent en Eau. Elle gouverne la Volonté et devient le Nord et l’Eau qui gouverne l’Hiver qui est de couleur Noire. C'est le skandha de l’Impulsion (samskara).</text:p>
      <text:p text:style-name="P2"/>
      <text:p text:style-name="P2">Des cinq Skandhas, Samskara soutient l'Elément Eau. Samskara est produit par Vedana qui provient de Smajna.</text:p>
      <text:p text:style-name="P2"/>
      <text:p text:style-name="P2"><text:s text:c="2"/>Les Reins proviennent de la couleur noire, et des Poumons. Ils gouvernent les oreilles. Ils se manifestent dans les os et gouvernent la Moelle. Une fois épuisée, cette dernière devient les conduits auriculaires. Les os affaiblis deviennent les dents.</text:p>
      <text:p text:style-name="P2">Quand trop de saveurs salées entrent dans les Reins, ils enflent et <text:s/>le Cœur s'étiole. S’il n’y a pas de Volonté dans les Reins, la tristesse et la lamentation s’installent. Si la Rate blesse les Reins, la maladie s'installe. Comme la Terre est supérieure à l’Eau, si la Rate est forte et les Reins sont faibles: la Rate arrête les Reins. Si le Ki noir submerge le Ki jaune, alors les maladies des Reins guéries. « Ki Noir » est le nom de l'Eau.</text:p>
      <text:p text:style-name="P2"/>
      <text:p text:style-name="P2">*T2514_.79.0014c22 / 23* <text:s text:c="3"/></text:p>
      <text:p text:style-name="P2">La syllabe « KYAM » est de Dainichi Nyôrai de la région supérieure du Kôkûbu qui conditionne la Rate et la perception de la langue. C’est à dire que « KYAM » est l'Usnisa incincible de Dainichi, la Sapience de l’Espace immense, le Nirvana. C’est aussi le le suprême Mandala de l'Eveil de tous les Bouddhas des Trois Temps et des dix Direction.</text:p>
      <text:p text:style-name="P2"/>
      <text:p text:style-name="P2">La Rate gouverne l’Anmara Shiki et le Centre. Elle a prise sur l’Eté et sa couleur est jaune. La syllabe « A » est de la vraie couleur Or. La couleur jaune nourrit le Bois dans la Terre, le Feu se crée par le Bois.</text:p>
      <text:p text:style-name="P2"/>
      <text:p text:style-name="P2">C’est le Skandha de l’Esprit et supporte la Terre. D'aucun disent que l'organe du bois(le Foie) en est crée. Le Bois est bleu et est le Vide. La Rate à besoin de l’Essence Jaune et du Cœur pour advenir. Il gouverne la Bouche et est une de ses formes est la Volonté.</text:p>
      <text:p text:style-name="P2"/>
      <text:p text:style-name="P2">Quand trop de saveurs sucrées y entrent, la Rate enfle et endommage les Reins. Si il n'ya pas d'Esprit Spirituel, la confusion s'installe avec l'illusion. Si le Foie endommage la Rate la maladie fait son lit. <text:s text:c="2"/></text:p>
      <text:p text:style-name="P2">Comme le Bois est supérieur à la Terre si les Reins sont forts la Rate est faible et le Foie arrête le Coeur. <text:s/>Si le Ki Jaune surpasse le Ki Bleu les maladies de la Rate son guéries. « Ki jaune » est le <text:soft-page-break/>nom de la Rate. <text:s text:c="2"/></text:p>
      <text:p text:style-name="P2">Le Lotus-Rate a un pétale jaune et quatre coins.</text:p>
      <text:p text:style-name="P2"/>
      <text:p text:style-name="P2">*T2514_.79.0015a05/ 24* <text:s text:c="3"/></text:p>
      <text:p text:style-name="P2">Les cinq organes sont comme une fleur de Lotus tournée vers le bas. Les cinq organes internes se manifestent par les cinq indriya et prennent une apparence qui est appelée « Forme ». Elle est les cinq éléments et les cinq sens. Son nom est « Pensée » le quatrième des skandha.</text:p>
      <text:p text:style-name="P2">Forme et Esprit sont Hôsshin des six éléments, l’Ainsi-allé des Cinq Sapiences, les cinq grands Bodhisattva (Kongo Haramitsu, Kongosatta, Kongohô, Kongohô, et Kongoyô) et cinq grands Vidyarajas (Fudo, Shôsanze, Gundari, Daitoku, Kongoyasha).</text:p>
      <text:p text:style-name="P2">Le Soleil, la Lune, les cinq planetes, les douze constellations et 28 loges lunaires deviennent le corps de l'Homme.</text:p>
      <text:p text:style-name="P2">L’Elément Terre qui forme iles et montagnes prend naissance dans la syllabe « A ». Toutes les rivières et les courants océaniques viennent de la syllabe « BAN». L’Or et les gemmes précieuses, les constellations, le Soleil et la Lune, les pierres radieuses sont le produite de la syllabe « RAN ». Les cinq céréales, tous les fruits et les fleurs dépendent de la syllabe « KAN » pour arriver à fruition. Les beautés excellentes et parfumées, la croissance des gens et des animaux, la couleur du visage, sa radiance, de bonnes proportions, les grâces, les vertus, la richesse et les honneurs, dépendent de la syllabe « KYAN ».</text:p>
      <text:p text:style-name="P2">*24* <text:s text:c="3"/></text:p>
      <text:p text:style-name="P2">Les Cinq Organes sont comme un Lotus renversé. Les Cinq Organes internes et les Cinq Phases externes émergent et forment le Corps physique. <text:s text:c="3"/></text:p>
      <text:p text:style-name="P2">Voici ce quiest appelé Nama-rupa. Rupa est formé par les Cinq Elements fondamentaux et les cinq Indirya. Nama est composé des cinq Skandhas mentaux: Samjna etc.</text:p>
      <text:p text:style-name="P2"/>
      <text:p text:style-name="P2">Nama-rupa est le Hôsshin des Six éléments fondamentaux, l'Ainsi-allé des Cinq Sapiences, les Cinq grands Bosatsu et les Cinq grands Myôô. Tous les soleils, les lunes, les Cinq étoiles, les douz mansions, les vingt-huit constellations forment le corps physique de l'Homme.</text:p>
      <text:p text:style-name="P2"/>
      <text:p text:style-name="P2">*T2514_.79.0015a10 / 25* <text:s text:c="3"/></text:p>
      <text:p text:style-name="P2">Toutes les choses de la Terre (montagnes, iles, etc.) naissent de l"A".</text:p>
      <text:p text:style-name="P2">Toute eau(rivières, océans etc.) naissent du "BAN".</text:p>
      <text:p text:style-name="P2">Tous les luminaires(or, argent, perles, soleils, lunes, étoiles, coetes et boules de feux...) naissent du "RAN".</text:p>
      <text:p text:style-name="P2">La pousse des cinq céréales, des fruits et des fleurs advient grâce à la syllabe "KAM".</text:p>
      <text:p text:style-name="P2">Toute richesse, qualité méritoires et belle choses(visage, couleurs, saveurs, apparence). Ou la croissance et la maturation d'une personne ou d'un animal intelligent, beau et sentant bon advient dans le "KYAN", et par sa Grâce.</text:p>
      <text:p text:style-name="P2"/>
      <text:p text:style-name="P2">*T2514_.79.0015a14 / 26* <text:s text:c="3"/></text:p>
      <text:p text:style-name="P2">Le Sens de l"A" est trés profond: c'est la Nature même de la Vacuité et du Calme. A peine fait on mine de le saisir qu'il n'y a rien à saisir, à peine essaye t'on de le rejetter qu'il n'y a rien à rejetter.</text:p>
      <text:p text:style-name="P2"/>
      <text:p text:style-name="P2">C'est le Principe-Mère qui engendre la myriade des dharmas, la Nature de la Sapience qui est la source du Kanjô. <text:s text:c="2"/></text:p>
      <text:p text:style-name="P2">Ce qui vient d'être dit est aussi valable pour tous les autres Syllabes.</text:p>
      <text:p text:style-name="P2"/>
      <text:p text:style-name="P2">Ces Syllabes sont un recueil des passages essentiels du Birushana Kyô et du Kongôchô Kyô, un <text:soft-page-break/>Champ de Mérites profond et distingué. Elles sont en outre la Nature Foncière de caractéristiques profondes et difficiles à comprendre.</text:p>
      <text:p text:style-name="P2"/>
      <text:p text:style-name="P2">Dans ces simples Cinq Syllabes sont incluses toutes le Ecritures enseignées par les Bouddhas en corps de rétributtion(nirmanakaya). <text:s text:c="2"/></text:p>
      <text:p text:style-name="P2">Récités simplement une fois, les mérites que l'on obtient sont incalculables et inimaginables, par cela les Cinq Siddhi sont à portée de main.</text:p>
      <text:p text:style-name="P2"/>
      <text:p text:style-name="P2">Ces Cinq Syllabes sont le Mantra commun des tous les Bouddha et les Cinq Mudras sont ceux de tous les Bosatsu. <text:s text:c="2"/></text:p>
      <text:p text:style-name="P2">Celui qui pratique selon ces principes doit se rendre compte qu'il peut éloigner le désastre et la mamldie pour longtemps.</text:p>
      <text:p text:style-name="P2"/>
      <text:p text:style-name="P2">C'est la perle dans le Chignon des Cinq Bouddhas, la Profondeur des Cinq Sapiences. C'est le Principe-mère qui engendre les Ainsi-allés des dix directions. C'est la Sapience-père qui protège tous les Sages des Trois Temps.</text:p>
      <text:p text:style-name="P2"/>
      <text:p text:style-name="P2">Au surplus, c'est l'Essence des Six Eléments et des Quatre Mandalas, les caractéristiques spécifiques des Quatre Corps et le Triple Mystère, le refuge des quatre sortes de Sages et des six sortes de non-évéillés. Etant donné qu'il s'agit du véritable aspect des Cinq Locus de Renaissance et les Quatre Façons d'Engendrer, ils permettent de détruire les Quatre Démons et d'être libéré des Six Locus de Renaissance.</text:p>
      <text:p text:style-name="P2"/>
      <text:p text:style-name="P2">*T2514_.79.0015a27 / 27* <text:s text:c="6"/></text:p>
      <text:p text:style-name="P2">L"A" est l'Elément Terre adamantin que l'on comprendre comme étant le "Kongôza". <text:s text:c="2"/></text:p>
      <text:p text:style-name="P2">"BAN" est l'Elément Eau adamantin que l'on peut comprendre comme étant le "Lotus-plateforme de l'Esprit. <text:s/></text:p>
      <text:p text:style-name="P2">"RAN" est l'Elément Feu adamantin qui permet Nichirinkan. <text:s text:c="2"/></text:p>
      <text:p text:style-name="P2">"KAN" est l'Elément Vent adamantin qui permet Gachirinkan. <text:s text:c="2"/></text:p>
      <text:p text:style-name="P2">"KYAN" est le Samadhi adamantin de l'Elément Espace qui permet la méditation sur la Grande Vacuité. <text:s text:c="2"/></text:p>
      <text:p text:style-name="P2"/>
      <text:p text:style-name="P2">Résidant dans la Demeure de la Grande Vacuité porte à fruition le Mystère du Corps. Voici donc le meilleur Amrita du Sans-naissance, l'Ambroisie de la Nature-de-Bouddha la plus efficace de toute.</text:p>
      <text:p text:style-name="P2"/>
      <text:p text:style-name="P2">Si ne serait-ce qu'un Syllabe entre dans un Organe, les maladies innombrables et les suillures deviennet sans-naissance. <text:s text:c="2"/></text:p>
      <text:p text:style-name="P2">C'est pourcette raison que Kôbô Daishi indique dans un de ses commentaires:</text:p>
      <text:p text:style-name="P2"/>
      <text:p text:style-name="P2">"Si ne serait-ce qu'une Syllabe entre dans les organes, aucune des myriades de maladies ne peut advenir."</text:p>
      <text:p text:style-name="P2"/>
      <text:p text:style-name="P2">Clui qui médite sur le Disque lunaire ou sur le Disque Solaire peut devenir un Bouddha dans son existence non éveillée actuelle.</text:p>
      <text:p text:style-name="P2">*T2514_.79.0015b0 / 28* <text:s text:c="2"/></text:p>
      <text:p text:style-name="P2">Le coeur d'un non-éveillé a la forme d'une fleur de Lotus fermée. Il est divisé en huit parties par les veines et le muscles: voici le Lotus de l'Esprit à huit pétales. Le prenant pour objet de méditation on devrait le voir s'ouvrir en un Lotus Blanc à huit pétales. Sur son réceptacle on devrait visualiser un <text:soft-page-break/>"ÂNKU" de couleur adamantine.</text:p>
      <text:p text:style-name="P2"/>
      <text:p text:style-name="P2">Voici donc l'"Habileté des moyens touchant au sublime", Dainichi Nyôrai de l'Esprit, l'Essence du Hôkkai, l'aspect éternellement calme de la Sapience, le Hôsshin Fondamental qui sous-tend le Réceptacle-englobant-tout de ce Lotus qui surpasse toutes les feuilles périphériques. Il ne faut vraiment pas y voir ni la sphère de la Parole ni celle de l'Esprit. Ceci ne peut être su que par les Bouddha.</text:p>
      <text:p text:style-name="P2"/>
      <text:p text:style-name="P2">Grâce à ce moyen habile on s'unit à la Grande Vacuité et ainsi ce manifestent les maints objets des phénomènes.</text:p>
      <text:p text:style-name="P2"/>
      <text:p text:style-name="P2">L'Esprit au centre de ce Lotus est Vide maint embrasse la totalité de la Matière.C'est le Hôsshin sans caractéristique tangible qui manifeste les caractéristiques de la Matière, voici l'Océan de l'Assemblé Universelle des Mandalas des Mondes des dix directions. <text:s text:c="2"/></text:p>
      <text:p text:style-name="P2">Comme il n'y a nulle part qu'il n'atteigne, il est imprègne la totalité du Hôkkai.</text:p>
      <text:p text:style-name="P2"/>
      <text:p text:style-name="P2">*T2514_.79.0015b15 / 29* <text:s text:c="2"/></text:p>
      <text:p text:style-name="P2">Tout ceci est le corps physique de Dainichi Nyôrai, il n'est que d'une seule substance et comme il a absolument toutes les Qualités, on dit que c'est le Bouddha. Tous les Bouddhas sont le Grand Être Dainichi, tous les Grands Êtres sont Dainichi. Même les Deva, les Asura, les Preta et les divinités sont l'Aspect extérieur du Hôsshin. Alors souvenez vous que ces Cinq Syllabes sont le Mantra commun de tous les Bouddhas.</text:p>
      <text:p text:style-name="P2"/>
      <text:p text:style-name="P2">S'il est une créature qui transmet cet Enseignement lui rendant Hommage comme on le ferait au Corps du Bouddha, elle acquerra toutes les caractéristiques favorables. C'est pour cela que l'on devrait pratiquer ce mantra! Celui qui le pratique est un Lotus-blanc parmis les hommes, un aspect du Hôsshin, la manifestion des Quatre Corps de Dainichi. Ce n'est rien d'autre qu'être identique au Cinq Sapiences de tous les Bouddhas qui sont purs-en-eux-mêmes.</text:p>
      <text:p text:style-name="P2"/>
      <text:p text:style-name="P2">Les neuf niveaux de Conscience qui fondent notre Nature sont un dans leurs aspects subjectifs et objectifs. Par leur Nature et leurs caractéristiques ils ne font qu'un avec l'absolu.</text:p>
      <text:p text:style-name="P2"/>
      <text:p text:style-name="P2">Le "Grand Soi" du Shingon ne fait qu'un avec le Triple Mystère et s'apparente à la Vacuité de l'Espace. Si l'on fait son palais du Hôkkai, qu'elle que soit l'endroit ou l'on pratique il est toujours Esotériquement orné.</text:p>
      <text:p text:style-name="P2"/>
      <text:p text:style-name="P2">Si les Six Eléments sont le Honzon, il n'est pas une créature qui ne soit pas le Honzon. Comme le Honzon et le supliant sont un de toute éternité:</text:p>
      <text:p text:style-name="P2"/>
      <text:p text:style-name="P2">"Je suis évéillé à la nature fondamentale des choses." <text:s text:c="2"/></text:p>
      <text:p text:style-name="P2"/>
      <text:p text:style-name="P2">"Je suis les Bouddhas du passé".</text:p>
      <text:p text:style-name="P2"/>
      <text:p text:style-name="P2">"Les Royaumes du Principe et de la Sapience sont le Mandala mon propre Esprit."</text:p>
      <text:p text:style-name="P2"/>
      <text:p text:style-name="P2">"Les Cinq Classes de divinité et les Trois Classes de divinités son mon propre corps."</text:p>
      <text:p text:style-name="P2"/>
      <text:p text:style-name="P2">Si l'on ne s'interesse pas aux Cinq Eléments Fondamentaux on se perd dans les Trois Cosmes.Les <text:soft-page-break/>Cinq Organes et les Cinq Eléments dégorgent dans le Cycles des morts et des naissances. Si l"A" sert de base à tout cela, on subira mille tourments.</text:p>
      <text:p text:style-name="P2"/>
      <text:p text:style-name="P2">Alors qu'en tenant compte des Cinq Eléments et en contruisant les Quatre Mandalas on pourra grâce aux Cinq Sapiences des Cinq Bouddhas atteindre le Nirvana. Tel est l'origine fondamentale des choses.</text:p>
      <text:p text:style-name="P2"/>
      <text:p text:style-name="P2">*T2514_.79.0015b27 / 30* <text:s text:c="2"/></text:p>
      <text:p text:style-name="P2">Tousles dharmas emergent de l'"A", étant tous enclos dans ce Germe les caractéristiques ou attributs sont les résultants des nuances de Karma des des Six eléments fondamentaux: Enfer et paradis, Nature-de-Bouddha et Icchantika, souillure et Bodhi, Samsara et Nirvana, vues erronées extrêmes et la Voie Médiane, Vacuité et Existence, le partile et le Parfait, les Deux Véhicule et le Véhicule Unique, la Souffrance et la Joie. Toutes ces choses sont faites des Six Eléments Fondamentaux qui en sont les causes matérielles. Les produits futurs en sont l'Etat résultant.</text:p>
      <text:p text:style-name="P2"/>
      <text:p text:style-name="P2">En s'appuaynt sur le véritable Sagesse on est à même de comprendre les Six Eléments. En cultivant les Ciq Sapiences, les Quatre Corps, les Quatres Mandalas, le Triple Mystère et un Esprit droit ils s'affirment, s'expriment et se réalisent. Ainsi se parachève le Mandala infini et splendide.</text:p>
      <text:p text:style-name="P2"/>
      <text:p text:style-name="P2">Par un attachement debridé on peut dégénérer dans les cinq destinées, le Samsara, les quadruples ou octuples péchés mortels, les cinq péchés séditieux. La médisance affecte les esprits corrompus. Les gens souffrent, s'affligent et font l'expérience de la Grande Souffrance et du Grand Enfer.Ignorance et l'Eveil coexistent en chacun. En l'abscence d'appropriation on atteint le Nirvana.</text:p>
      <text:p text:style-name="P2"/>
      <text:p text:style-name="P2">Les autres syllabes sont de même.</text:p>
      <text:p text:style-name="P2"/>
      <text:p text:style-name="P2">Sous l'angle du Kongôkai, "BAN", "UN", "TARAKU", "KIRIKU" et "AK" clarifient les Organes. Il s'agit du Foie, du Coeur, de la Rate, des Poumons et des Reins.</text:p>
      <text:p text:style-name="P2"/>
      <text:p text:style-name="P2">Le Foie est bleu et gouverne le Bois. Le "UN" est son Eveil Foncier. Cela peut être détruit par par le "KIRIKU", parceque "UN" est le Bois, c'est à dire le germe du Foie. "KIRIKU" est le Métal et le germe des Poumons. Comme le Métal est supérieur au Bois, les Poumons sont supérieurs au Foie. Sachez donc qu'avec "KIRIKU" il possible de détruire "UN".</text:p>
      <text:p text:style-name="P2"/>
      <text:p text:style-name="P2">Le Gyôja doit méditer le sens du "KIRIKU", visualiser la couleur blanche, c'est à dire le principe du Sans-naissance-originel. Le métal devient l'Epée de Sapience qui détruit la nature de Bois des trois nuances de Bleu: les Vues Fausses ou autrement dit les Cinq Entraves, les 160 dispositions d'esprits nées de l'Ignorance et les vues erronées sur les caractéristiques de "UN". Tout est épuisé et cela nourrit l'Arbre de la Grande Bodaishin du Vajra de la Dai Enkyô Chi qui ouvre la porte du Samadhi de la Bodhicitta adamantine.</text:p>
      <text:p text:style-name="P2"/>
      <text:p text:style-name="P2">Le Coeur Rouge gouverne le Feu, "TARAKU" est son éveil foncier. "AKU" peut le détruire car la nature de l'Eau est supérieure à celle du FEU et les Reins sont supérieurs au Coeur. Le sens de l'"AKU" détruit les caractéristiques du "TARAKU".</text:p>
      <text:p text:style-name="P2"/>
      <text:p text:style-name="P2">Ainsi par l'Eau Noire de la Qintuple Sapience Originellement Non Née on douche le feu des trois nuances de Rouge, autrement dit les vues fausses, les 160 dispositions d'esprits et les cinq entraves nées de l'Inorance et des Vues Erronées. Le Feu Adamantin Rouge des Graĉes et Vertus des Cinq <text:soft-page-break/>Sapience Originellement Non Nées de la syllabe "TARAKU" prend alors naissance. Il enfle et ce feu brulant donne naissance à Hôshô Nyôrai de la Byôdo Shô Chi. Ainsi se dévoile la porte du SAmadhi Adamantin des Grâces et Vertus. <text:s/></text:p>
      <text:p text:style-name="P2"/>
      <text:p text:style-name="P2">*T2514_.79.0015c28 / 31* <text:s text:c="5"/></text:p>
      <text:p text:style-name="P2">L'organe "Poumons" est Blanc et gouverne le Métal. "KIRIKU" est son Eveil Foncier, il est surpassé par "TARAKU".</text:p>
      <text:p text:style-name="P2"/>
      <text:p text:style-name="P2">Ceci parce que il est dans la nature du Feu de surpasser le Métal, et par là même le Coeur surpasse les Poumons. La signification intrinsèque de "TARAKU" est plus puissante que la signification extrinsèque de "KIRIKU".</text:p>
      <text:p text:style-name="P2"/>
      <text:p text:style-name="P2">C'est pour cela que Feu Amdantin Rouge des Cinq Sapiences du Sans-naissance brûle et rafine le Métal à la Triple Nuance de Blanc du Samjna illusionné des Cinq Obstacles, les 160 dispositions d'esprits etc qui naissent u samjna illusionné et de l'ignorance. Le vil métal devient le Véritable Métal de la Sapience Admantin des Cinq Sapience du Sans-naissance-foncier. Elle s'amplifie petit à petit et devient la SApience d'Amida Nyôrai, la Myôkanza Chi. <text:s text:c="3"/></text:p>
      <text:p text:style-name="P2"/>
      <text:p text:style-name="P2">*T2514_.79.0016a05 / 32* <text:s text:c="2"/></text:p>
      <text:p text:style-name="P2">L'Organe des Reins est de couleur Noire et gouverne l'Eau. Son Eveil Foncier est "AKU" et ul est dominé par "BAN". <text:s text:c="2"/></text:p>
      <text:p text:style-name="P2">La raison en est que par nature la Terre domine l'Eau, et en cela la signification intrinsèque de "BAN" détruit les caractéristiques exrtinsèques de "AKU". <text:s text:c="2"/></text:p>
      <text:p text:style-name="P2"/>
      <text:p text:style-name="P2">C'est ansi que la Terre Jaune Adamantine de la Quintuple Sapience du Sans-naissance enterre l'Eau Noire de trois nuances des cinq obstacles, 160 dispositions d'Esprit etc. <text:s/>qui surgissent des perseptions illusionnées et de l'ignorance. <text:s/></text:p>
      <text:p text:style-name="P2">Elle s'accroit et déborde en tant qu'E au Noire adamantine contenant les huits mérites de la Quintuple Sapience du SAns Naissance. Grossissnat et s'amplifiant les flot donne naissance au Samadhi du Karma-adamantin de Fukujôju: la Jochosa Chi.</text:p>
      <text:p text:style-name="P2"/>
      <text:p text:style-name="P2">*T2514_.79.0016a12 / 33* <text:s/></text:p>
      <text:p text:style-name="P2">L'Organe rate est de couleur Jaune et gouverne la Terre. Son Eveil Foncier est "BAN" qui est dominé par "UN". <text:s text:c="3"/></text:p>
      <text:p text:style-name="P2">La raison en est que par nature le Bois domine la Terre, et en cela la signification intrinsèque de "UN" détruit les caractéristiques extrinsèques de "BAN".</text:p>
      <text:p text:style-name="P2"/>
      <text:p text:style-name="P2">C'est ansi que le Bois adamantin de la Quintuple Sapience du Sans-naissance détruit la Terre Jaune au trois nuances des cinq obstacles, 160 dispositions d'Esprit etc. qui surgissent des perceptions illusionnées et de l'ignorance.</text:p>
      <text:p text:style-name="P2">C'est d'elle qu'apparait l'indestructibe Terre-Naraen adamantine du "BAN" de la Quintuple Sapience du Sans Naissance. S'amplifiant et maturant elle donne naissance à la Sapience de l'Essence du Hokkai de Dainichi Nyôrai: le Samadhi Adamantin des Six Eléments du Hokkai.</text:p>
      <text:p text:style-name="P2"/>
      <text:p text:style-name="P2">*T2514_.79.0016a20 / 34* <text:s text:c="2"/></text:p>
      <text:p text:style-name="P2">Si la recitation est celle du Kongôkai, le Gyôja entrera dans le Samadhi de Kongô Haramitsu et deviendra cette divinité et deviendra un Nirmanakaya. <text:s text:c="5"/></text:p>
      <text:p text:style-name="P2">Si la récitation est celle du Taizôkai, le Gyôja entrera dans le Samadhi de Monju et deviendra le <text:soft-page-break/>Nirmanakya de cette divinité. <text:s text:c="2"/></text:p>
      <text:p text:style-name="P2">Lui et tous les êtres s'uniront et il réaliseront le Hôsshin indestructible.</text:p>
      <text:p text:style-name="P2"/>
      <text:p text:style-name="P2">*T2514_.79.0016a23 /35* <text:s text:c="2"/></text:p>
      <text:p text:style-name="P2">Il en resulte que que le Foie devient Gosanze Myôô, le Foie devient Gundari, les Reins mutent en Daiitoku et le Coeur en Kongôyasha. La Rate quand à elle sera Fudo et le Triple Réchauffeur Fugen.</text:p>
      <text:p text:style-name="P2"/>
      <text:p text:style-name="P2">*36* <text:s text:c="2"/></text:p>
      <text:p text:style-name="P2">Autrefois, SAga Tenô demanda: <text:s text:c="2"/></text:p>
      <text:p text:style-name="P2">"Où se trouve la preuve de l'assertion du Shingon Shû qui affirme qu'un quidam peut atteindre la Bouddhéité dans ce corps?" <text:s text:c="2"/></text:p>
      <text:p text:style-name="P2">Alors trés respectueusement, Kôbô Daishi entra dans le Samadhi des Cinq Organes et soudainement, au sommet de son crâne tonsuré, apparut la Couronne incrustée de Joyaux des Cinq bouddhas. Et de ses cinq membres des lumières de Cinq Couleurs rayonnèrent. <text:s text:c="2"/></text:p>
      <text:p text:style-name="P2">Alors, l'Empereur se leva de son trône et rendit homage à Kûkai comme le ferait une personne du commun. Toutes les sectes bouddhiques mirent leur bannières en berne et l'Impératrice fit livrer des robes au Grand-maître. <text:s text:c="2"/></text:p>
      <text:p text:style-name="P2"/>
      <text:p text:style-name="P2">Ainsi le Samadhi des Cinq organes est le plus secret des secrets, un Enseignement par lequel on peut manifester un Samadhi sans se lever de son siège! Je vous entretien de ceci pour vous conforter dans votre croyance.</text:p>
      <text:p text:style-name="P2"/>
      <text:p text:style-name="P2">*T2514_.79.0016d04 / 37* <text:s text:c="2"/></text:p>
      <text:p text:style-name="P2">![Les Cinq Emblêmes](https://github.com/Athansek/Gorinkuji/blob/master/Images/cind-embl%C3%AAmes.jpg)</text:p>
      <text:p text:style-name="P2">* Le Dragon bleu: Foie, "Ûn", les Yeux, Cri, le luminaire annuel, Jupiter, la Grande Divinité anuelle (Taisai / Tai sui), Bleu, Bois.</text:p>
      <text:p text:style-name="P2">* Le Phoenix Vermeil: Coeur, "Taraku", Bouche, Parole, Luminaire dangereux, Mars, Divinité punitive annuelle(Tai saigyo/Tai saigei, Rouge, Feu. <text:s text:c="2"/></text:p>
      <text:p text:style-name="P2">* Le Guerrier Noir: Rein, "AKU", Oreilles, Fredonner, Etoile Tigre, Mercure, Divinité punitive annuelle), Noir, Eau.</text:p>
      <text:p text:style-name="P2">* Le Tigre Blanc: Poumon, "Kiriku", Nez, Sanglot, Grande Etoile Blanche, Venus, Grand General(Dai Shôgun), Blanc, Metal.</text:p>
      <text:p text:style-name="P2">* Le Dragon Jaune, Rate, "BAN", Langue, Chant, Luminaire protecteur, Saturne, Divinité meritoire annuelle, Jaune, Terre.</text:p>
      <text:p text:style-name="P2">https://ja.wikipedia.org/wiki/%E5%85%AB%E5%B0%86%E7%A5%9E</text:p>
      <text:p text:style-name="P2"/>
      <text:p text:style-name="P2">*T2514_.79.0017a01 / 38* <text:s text:c="3"/></text:p>
      <text:p text:style-name="P2">Le passage sur "La Syllabe entre dans les organes et aucune maladie n'advient; Réaliser la bouddhéité dés ce corps" dit: <text:s text:c="2"/></text:p>
      <text:p text:style-name="P2"/>
      <text:p text:style-name="P2">"Qu'il soit Saint ou quidam, <text:s text:c="4"/></text:p>
      <text:p text:style-name="P2"><text:s text:c="2"/>Qu'il obtienne le Kanjô, <text:s text:c="9"/></text:p>
      <text:p text:style-name="P2"><text:s text:c="2"/>Et qu'il fasse le Mudra du Stupa, <text:s text:c="5"/></text:p>
      <text:p text:style-name="P2"><text:s text:c="2"/>Puis qu'avec sa bouche il répête "BAN". <text:s text:c="6"/></text:p>
      <text:p text:style-name="P2"><text:s text:c="2"/>Il devrait visualiser "Je suis Dainichi".</text:p>
      <text:p text:style-name="P2"><text:s text:c="2"/>Si il n'éprouve pas le doute, <text:s text:c="2"/></text:p>
      <text:p text:style-name="P2"><text:soft-page-break/><text:s text:c="2"/>Dans la vie présente, <text:s text:c="6"/></text:p>
      <text:p text:style-name="P2"><text:s text:c="2"/>Il déracinera rapidement l'Ignorance; <text:s text:c="2"/></text:p>
      <text:p text:style-name="P2"><text:s text:c="2"/>Et les Cinq Crimes Pervers, <text:s text:c="2"/></text:p>
      <text:p text:style-name="P2"><text:s text:c="2"/>Et les Quadruples et Octuples transgressions, <text:s text:c="2"/></text:p>
      <text:p text:style-name="P2"><text:s text:c="2"/>Et les Sept Ruption Perverses de Voeux, <text:s text:c="3"/></text:p>
      <text:p text:style-name="P2"><text:s text:c="2"/>Et la médisance des Ecritures Vaipulya, <text:s text:c="2"/></text:p>
      <text:p text:style-name="P2"><text:s text:c="2"/>Et être un Icchantika, etc.</text:p>
      <text:p text:style-name="P2"><text:s text:c="2"/>Tout ces péchés sans nombres, <text:s text:c="2"/></text:p>
      <text:p text:style-name="P2"><text:s text:c="2"/>Seront Epuisés.</text:p>
      <text:p text:style-name="P2"><text:s text:c="2"/>Et plus rien ne subsistera de l'impureté. <text:s text:c="3"/></text:p>
      <text:p text:style-name="P2"><text:s text:c="2"/>Il atteindra la Bouddhéité dans ce corps, <text:s text:c="3"/></text:p>
      <text:p text:style-name="P2"><text:s text:c="2"/>Et sans tarder sera libéré des naissance et des morts. <text:s text:c="2"/></text:p>
      <text:p text:style-name="P2"><text:s text:c="2"/>Il pourra dés lors oeuvrer au bénéfice de tous, <text:s text:c="2"/></text:p>
      <text:p text:style-name="P2"><text:s text:c="2"/>Sans interruption. <text:s text:c="2"/></text:p>
      <text:p text:style-name="P2"><text:s text:c="2"/>Avec tous les Bouddhas des Dix Directions, <text:s text:c="2"/></text:p>
      <text:p text:style-name="P2"><text:s text:c="2"/>Il entrera dans le Samadhi, <text:s text:c="2"/></text:p>
      <text:p text:style-name="P2"><text:s text:c="2"/>Et avec les Bouddhas des Trois Temps, <text:s text:c="2"/></text:p>
      <text:p text:style-name="P2"><text:s text:c="2"/>Il recevra les joies du Dharma. <text:s text:c="2"/></text:p>
      <text:p text:style-name="P2"><text:s text:c="2"/>Jouissant de la souverainneté des moyens extraordinaires, <text:s text:c="2"/></text:p>
      <text:p text:style-name="P2"><text:s text:c="2"/>Il sera témoin des Mystères, <text:s text:c="2"/></text:p>
      <text:p text:style-name="P2"><text:s text:c="2"/>Et chaque mouvment et action de ses mains et de ses pieds, <text:s text:c="2"/></text:p>
      <text:p text:style-name="P2"><text:s text:c="2"/>Seront des Mudras Secrêts, <text:s text:c="3"/></text:p>
      <text:p text:style-name="P2"><text:s text:c="2"/>Chaque fois qu'il ouvrira la bouche et emettra un son, <text:s text:c="2"/></text:p>
      <text:p text:style-name="P2"><text:s text:c="2"/>Il s'agira un Mantra. <text:s text:c="2"/></text:p>
      <text:p text:style-name="P2"><text:s text:c="2"/>Chaque Etat Mental, <text:s text:c="3"/></text:p>
      <text:p text:style-name="P2"><text:s text:c="2"/>Sera automatiquement un Samadhi. <text:s text:c="3"/></text:p>
      <text:p text:style-name="P2"><text:s text:c="2"/>Toutes les conséquences de ses qualités, <text:s text:c="2"/></text:p>
      <text:p text:style-name="P2"><text:s text:c="2"/>Seront les Mandalas de son propre Esprit. <text:s text:c="2"/></text:p>
      <text:p text:style-name="P2"><text:s text:c="2"/>Qu'il fasse un seul Mudra, <text:s text:c="3"/></text:p>
      <text:p text:style-name="P2"><text:s text:c="2"/>Sera toujours plus fructueux que de les réaliser tous pour l'Eternité et <text:s text:c="3"/></text:p>
      <text:p text:style-name="P2"><text:s text:c="2"/>Qu'il n'emette qu'une fois ce Mantra, <text:s text:c="3"/></text:p>
      <text:p text:style-name="P2"><text:s text:c="2"/>Cela surpassera aussi tous les Samadhis, <text:s text:c="2"/></text:p>
      <text:p text:style-name="P2"><text:s text:c="2"/>Dans les les Trois Cosmes et pratiquer la Merveilleuse Prajna. <text:s text:c="2"/></text:p>
      <text:p text:style-name="P2"><text:s text:c="2"/>S'il y'a des créatures qui entendant cela, <text:s text:c="2"/></text:p>
      <text:p text:style-name="P2"><text:s text:c="2"/>N'y accordent pas de crédit, <text:s text:c="2"/></text:p>
      <text:p text:style-name="P2"><text:s text:c="2"/>Elles tomberont dans l'Abiruka, <text:s text:c="3"/></text:p>
      <text:p text:style-name="P2"><text:s text:c="2"/>Et détruiron<text:span text:style-name="T46">t</text:span> leur nature de Bouddha, <text:s text:c="3"/></text:p>
      <text:p text:style-name="P2"><text:s text:c="2"/>Sans qu'aucun Bouddha ne puisse les sauver. <text:s text:c="3"/></text:p>
      <text:p text:style-name="P2"><text:s text:c="2"/>Que dire alors de ceux que ce sujet n'interesse même pas! <text:s text:c="3"/></text:p>
      <text:p text:style-name="P2"/>
      <text:p text:style-name="P2">Ces vers me furent transmis à moi Kakuban lors de mon Kanjô. Ce qu'ils véhiculent diffère considérablement de ce qui peut se dire par ailleurs, aussi ils ne devraient pas être couchés par écrit. Ils concernent au premier chef l'Organe-poumons, mais est tout à fait valable pour les autres Organes.</text:p>
      <text:p text:style-name="P2"/>
      <text:p text:style-name="P2">Voici que prend fin l'Enseignement sur les Cinq Ro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cm" loext:contextual-spacing="false" fo:text-indent="0cm" style:auto-text-indent="false"/>
      <style:text-properties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reak-before="page"/>
      <style:text-properties fo:font-size="130%"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4.101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2T15:33:41.011574614</meta:creation-date>
    <dc:date>2017-05-06T15:39:26.208758432</dc:date>
    <meta:editing-duration>P9DT5H30M57S</meta:editing-duration>
    <meta:editing-cycles>32</meta:editing-cycles>
    <meta:generator>LibreOffice/4.3.3.2$Linux_X86_64 LibreOffice_project/430m0$Build-2</meta:generator>
    <meta:document-statistic meta:table-count="0" meta:image-count="0" meta:object-count="0" meta:page-count="23" meta:paragraph-count="435" meta:word-count="9159" meta:character-count="58137" meta:non-whitespace-character-count="48652"/>
  </office:meta>
</office:document-meta>
</file>